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2.09cm"/>
    </style:style>
    <style:style style:name="Tableau2.B" style:family="table-column">
      <style:table-column-properties style:column-width="4.313cm"/>
    </style:style>
    <style:style style:name="Tableau2.C" style:family="table-column">
      <style:table-column-properties style:column-width="4.939cm"/>
    </style:style>
    <style:style style:name="Tableau2.D" style:family="table-column">
      <style:table-column-properties style:column-width="5.671cm"/>
    </style:style>
    <style:style style:name="Tableau2.A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805cm"/>
    </style:style>
    <style:style style:name="Tableau1.B" style:family="table-column">
      <style:table-column-properties style:column-width="14.208cm"/>
    </style:style>
    <style:style style:name="Tableau1.A1" style:family="table-cell">
      <style:table-cell-properties fo:padding="0.097cm" fo:border="0.05pt solid #000000"/>
    </style:style>
    <style:style style:name="Tableau1.A2" style:family="table-cell">
      <style:table-cell-properties fo:background-color="#e6e6e6"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use-window-font-color="true" style:text-position="0% 100%" style:font-name="Arial1" fo:font-size="10pt" fo:font-weight="normal" officeooo:rsid="00bd5452" officeooo:paragraph-rsid="00cee587" fo:background-color="transparent" style:font-size-asian="10pt" style:font-weight-asian="normal" style:font-size-complex="10pt" style:font-weight-complex="normal"/>
    </style:style>
    <style:style style:name="P2" style:family="paragraph" style:parent-style-name="Standard">
      <style:paragraph-properties fo:text-align="justify" style:justify-single-word="false"/>
      <style:text-properties style:use-window-font-color="true" style:text-position="0% 100%" style:font-name="Arial1" fo:font-size="10pt" fo:font-weight="normal" officeooo:rsid="00bd5452" officeooo:paragraph-rsid="00cadcd8" fo:background-color="transparent"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style:use-window-font-color="true" style:text-position="0% 100%" style:font-name="Arial1" fo:font-size="10pt" fo:font-weight="normal" officeooo:rsid="00bd5452" officeooo:paragraph-rsid="00de807f" fo:background-color="transparent"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style:use-window-font-color="true" style:text-position="0% 100%" style:font-name="Arial1" fo:font-size="10pt" fo:font-weight="normal" officeooo:rsid="00bd5452" officeooo:paragraph-rsid="00e91068" fo:background-color="transparent"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style:use-window-font-color="true" style:text-position="0% 100%" style:font-name="Arial1" fo:font-size="10pt" fo:font-weight="normal" officeooo:rsid="00bd5452" officeooo:paragraph-rsid="01028dfe" fo:background-color="transparent"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use-window-font-color="true" style:text-position="0% 100%" style:font-name="Arial1" fo:font-size="10pt" fo:font-weight="normal" officeooo:rsid="00c2d55b" officeooo:paragraph-rsid="011009f9" fo:background-color="transparent"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use-window-font-color="true" style:text-position="0% 100%" style:font-name="Arial1" fo:font-size="10pt" fo:font-weight="normal" officeooo:rsid="00c2d55b" officeooo:paragraph-rsid="0111de86" fo:background-color="transparent"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use-window-font-color="true" style:text-position="0% 100%" style:font-name="Arial1" fo:font-size="10pt" fo:font-weight="normal" officeooo:rsid="00c2d55b" officeooo:paragraph-rsid="011832c6" fo:background-color="transparent" style:font-size-asian="10pt" style:font-weight-asian="normal" style:font-size-complex="10pt" style:font-weight-complex="normal"/>
    </style:style>
    <style:style style:name="P9" style:family="paragraph" style:parent-style-name="Standard">
      <style:text-properties style:use-window-font-color="true" style:text-position="0% 100%" style:font-name="Arial1" fo:font-size="10pt" officeooo:rsid="00cd8764" officeooo:paragraph-rsid="00d79ab5" style:font-size-asian="10pt" style:font-size-complex="10pt"/>
    </style:style>
    <style:style style:name="P10" style:family="paragraph" style:parent-style-name="Standard">
      <style:text-properties style:use-window-font-color="true" style:text-position="0% 100%" style:font-name="Arial1" fo:font-size="10pt" officeooo:rsid="00cd8764" officeooo:paragraph-rsid="010b8d49" style:font-size-asian="10pt" style:font-size-complex="10pt"/>
    </style:style>
    <style:style style:name="P11" style:family="paragraph" style:parent-style-name="Standard">
      <style:text-properties style:use-window-font-color="true" style:text-position="0% 100%" style:font-name="Arial1" fo:font-size="10pt" officeooo:rsid="00bd5452" officeooo:paragraph-rsid="010b8d49" style:font-size-asian="10pt" style:font-size-complex="10pt"/>
    </style:style>
    <style:style style:name="P12" style:family="paragraph" style:parent-style-name="Standard">
      <style:text-properties style:use-window-font-color="true" style:text-position="0% 100%" style:font-name="Arial1" fo:font-size="10pt" officeooo:rsid="00d94871" officeooo:paragraph-rsid="010b8d49" style:font-size-asian="10pt" style:font-size-complex="10pt"/>
    </style:style>
    <style:style style:name="P13" style:family="paragraph" style:parent-style-name="Standard">
      <style:text-properties style:use-window-font-color="true" style:text-position="0% 100%" style:font-name="Arial1" fo:font-size="10pt" officeooo:rsid="00b15354" officeooo:paragraph-rsid="010b8d49" style:font-size-asian="10pt" style:font-size-complex="10pt"/>
    </style:style>
    <style:style style:name="P14" style:family="paragraph" style:parent-style-name="Standard">
      <style:paragraph-properties fo:text-align="justify" style:justify-single-word="false"/>
      <style:text-properties style:use-window-font-color="true" style:text-position="0% 100%" style:font-name="Arial" fo:font-size="10pt" fo:font-weight="normal" officeooo:rsid="0095e80d" officeooo:paragraph-rsid="00de807f" fo:background-color="transparent"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use-window-font-color="true" style:text-position="0% 100%" style:font-name="Arial" fo:font-size="10pt" fo:font-weight="normal" officeooo:rsid="0095e80d" officeooo:paragraph-rsid="00e67708" fo:background-color="transparent"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use-window-font-color="true" style:text-position="0% 100%" style:font-name="Arial" fo:font-size="10pt" fo:font-weight="normal" officeooo:rsid="0095e80d" officeooo:paragraph-rsid="00fc9068" fo:background-color="transparent"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use-window-font-color="true" style:text-position="0% 100%" style:font-name="Arial" fo:font-size="10pt" fo:font-weight="normal" officeooo:rsid="0095e80d" officeooo:paragraph-rsid="00fd799b" fo:background-color="transparent"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use-window-font-color="true" style:text-position="0% 100%" style:font-name="Arial" fo:font-size="10pt" fo:font-weight="normal" officeooo:rsid="0095e80d" officeooo:paragraph-rsid="010144f5" fo:background-color="transparent"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use-window-font-color="true" style:text-position="0% 100%" style:font-name="Arial" fo:font-size="10pt" fo:font-weight="normal" officeooo:rsid="0095e80d" officeooo:paragraph-rsid="011009f9" fo:background-color="transparent"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use-window-font-color="true" style:text-position="0% 100%" style:font-name="Arial" fo:font-size="10pt" fo:font-weight="normal" officeooo:rsid="0095e80d" officeooo:paragraph-rsid="0111de86" fo:background-color="transparent"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use-window-font-color="true" style:text-position="0% 100%" style:font-name="Arial" fo:font-size="10pt" fo:font-weight="normal" officeooo:rsid="0095e80d" officeooo:paragraph-rsid="011832c6" fo:background-color="transparent" style:font-size-asian="10pt" style:font-weight-asian="normal" style:font-size-complex="10pt" style:font-weight-complex="normal"/>
    </style:style>
    <style:style style:name="P22" style:family="paragraph" style:parent-style-name="Standard">
      <style:text-properties style:use-window-font-color="true" style:text-position="0% 100%" style:font-name="Arial" fo:font-size="10pt" fo:font-weight="normal" officeooo:rsid="0095e80d" officeooo:paragraph-rsid="010da425" fo:background-color="transparent" style:font-size-asian="10pt" style:font-weight-asian="normal" style:font-size-complex="10pt" style:font-weight-complex="normal"/>
    </style:style>
    <style:style style:name="P23" style:family="paragraph" style:parent-style-name="Standard">
      <style:text-properties style:use-window-font-color="true" style:text-position="0% 100%" style:font-name="Arial" fo:font-size="10pt" fo:font-weight="normal" officeooo:rsid="0095e80d" officeooo:paragraph-rsid="0112849a" fo:background-color="transparent"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style:use-window-font-color="true" style:text-position="0% 100%" style:font-name="Arial" fo:font-size="10pt" fo:font-weight="normal" officeooo:rsid="00a29079" officeooo:paragraph-rsid="00d1a57e" fo:background-color="transparent"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style:use-window-font-color="true" style:text-position="0% 100%" style:font-name="Arial" fo:font-size="10pt" fo:font-weight="normal" officeooo:rsid="00a29079" officeooo:paragraph-rsid="00cadcd8" fo:background-color="transparent"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style:use-window-font-color="true" style:text-position="0% 100%" style:font-name="Arial" fo:font-size="10pt" fo:font-weight="normal" officeooo:rsid="00a29079" officeooo:paragraph-rsid="00e91068" fo:background-color="transparent"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style:use-window-font-color="true" style:text-position="0% 100%" style:font-name="Arial" fo:font-size="10pt" fo:font-weight="normal" officeooo:rsid="00a29079" officeooo:paragraph-rsid="00ea91dc" fo:background-color="transparent" style:font-size-asian="10pt" style:font-weight-asian="normal" style:font-size-complex="10pt" style:font-weight-complex="normal"/>
    </style:style>
    <style:style style:name="P28" style:family="paragraph" style:parent-style-name="Standard">
      <style:text-properties style:use-window-font-color="true" style:font-name="Arial1" fo:font-size="10pt" fo:font-weight="normal" officeooo:rsid="008eb634" officeooo:paragraph-rsid="008a0d74" fo:background-color="transparent" style:font-size-asian="10pt" style:font-weight-asian="normal" style:font-size-complex="10pt" style:font-weight-complex="normal"/>
    </style:style>
    <style:style style:name="P29" style:family="paragraph" style:parent-style-name="Standard">
      <style:text-properties style:use-window-font-color="true" style:font-name="Arial1" fo:font-size="10pt" fo:font-weight="normal" officeooo:rsid="00be65a1" officeooo:paragraph-rsid="00be65a1" fo:background-color="transparent" style:font-size-asian="10pt" style:font-weight-asian="normal" style:font-size-complex="10pt" style:font-weight-complex="normal"/>
    </style:style>
    <style:style style:name="P30" style:family="paragraph" style:parent-style-name="Standard">
      <style:text-properties style:use-window-font-color="true" style:font-name="Arial1" fo:font-size="10pt" fo:font-weight="normal" officeooo:rsid="001eed6b" officeooo:paragraph-rsid="001eed6b" style:font-size-asian="10pt" style:font-weight-asian="normal" style:font-size-complex="10pt" style:font-weight-complex="normal"/>
    </style:style>
    <style:style style:name="P31" style:family="paragraph" style:parent-style-name="Standard">
      <style:text-properties style:use-window-font-color="true" style:font-name="Arial1" fo:font-size="10pt" fo:font-weight="normal" officeooo:rsid="00888dd3" officeooo:paragraph-rsid="00087c3c" style:font-size-asian="10pt" style:font-weight-asian="normal" style:font-size-complex="10pt" style:font-weight-complex="normal"/>
    </style:style>
    <style:style style:name="P32" style:family="paragraph" style:parent-style-name="Standard">
      <style:text-properties style:use-window-font-color="true" style:font-name="Arial1" fo:font-size="10pt" officeooo:rsid="00a1c17e" officeooo:paragraph-rsid="00a1c17e" style:font-size-asian="10pt" style:font-size-complex="10pt"/>
    </style:style>
    <style:style style:name="P33" style:family="paragraph" style:parent-style-name="Standard">
      <style:text-properties style:use-window-font-color="true" style:font-name="Arial1" fo:font-size="10pt" officeooo:rsid="00d69de9" officeooo:paragraph-rsid="00d69de9" style:font-size-asian="10pt" style:font-size-complex="10pt"/>
    </style:style>
    <style:style style:name="P34" style:family="paragraph" style:parent-style-name="Standard">
      <style:text-properties style:use-window-font-color="true" style:font-name="Arial1" fo:font-size="10pt" officeooo:rsid="00a23206" officeooo:paragraph-rsid="00dc4249" style:font-size-asian="10pt" style:font-size-complex="10pt"/>
    </style:style>
    <style:style style:name="P35" style:family="paragraph" style:parent-style-name="Standard">
      <style:text-properties style:use-window-font-color="true" style:font-name="Arial1" fo:font-size="10pt" officeooo:rsid="00fc9068" officeooo:paragraph-rsid="00fc9068" style:font-size-asian="10pt" style:font-size-complex="10pt"/>
    </style:style>
    <style:style style:name="P36" style:family="paragraph" style:parent-style-name="Standard">
      <style:text-properties style:use-window-font-color="true" style:font-name="Arial1" fo:font-size="10pt" officeooo:rsid="010144f5" officeooo:paragraph-rsid="00dc4249" style:font-size-asian="10pt" style:font-size-complex="10pt"/>
    </style:style>
    <style:style style:name="P37" style:family="paragraph" style:parent-style-name="Standard">
      <style:text-properties style:use-window-font-color="true" style:font-name="Arial1" fo:font-size="10pt" officeooo:rsid="00a486bc" officeooo:paragraph-rsid="010da425" style:font-size-asian="10pt" style:font-size-complex="10pt"/>
    </style:style>
    <style:style style:name="P38" style:family="paragraph" style:parent-style-name="Standard">
      <style:text-properties style:use-window-font-color="true" style:font-name="Arial1" fo:font-size="10pt" officeooo:rsid="00a486bc" officeooo:paragraph-rsid="0112849a" style:font-size-asian="10pt" style:font-size-complex="10pt"/>
    </style:style>
    <style:style style:name="P39" style:family="paragraph" style:parent-style-name="Standard">
      <style:text-properties style:use-window-font-color="true" style:font-name="Arial1" fo:font-size="10pt" officeooo:rsid="00a486bc" officeooo:paragraph-rsid="0113ce81" style:font-size-asian="10pt" style:font-size-complex="10pt"/>
    </style:style>
    <style:style style:name="P40" style:family="paragraph" style:parent-style-name="Standard">
      <style:text-properties style:use-window-font-color="true" style:font-name="Arial1" fo:font-size="10pt" officeooo:rsid="00a486bc" officeooo:paragraph-rsid="0115b288" style:font-size-asian="10pt" style:font-size-complex="10pt"/>
    </style:style>
    <style:style style:name="P41" style:family="paragraph" style:parent-style-name="Standard">
      <style:text-properties style:use-window-font-color="true" style:font-name="Arial1" fo:font-size="10pt" officeooo:rsid="00a29079" officeooo:paragraph-rsid="00a1c17e" fo:background-color="transparent" style:font-size-asian="10pt" style:font-size-complex="10pt"/>
    </style:style>
    <style:style style:name="P42" style:family="paragraph" style:parent-style-name="Standard">
      <style:paragraph-properties fo:text-align="justify" style:justify-single-word="false"/>
      <style:text-properties style:use-window-font-color="true" style:font-name="Arial1" fo:font-size="10pt" officeooo:rsid="00a29079" officeooo:paragraph-rsid="00dec797" fo:background-color="transparent" style:font-size-asian="10pt" style:font-size-complex="10pt"/>
    </style:style>
    <style:style style:name="P43" style:family="paragraph" style:parent-style-name="Standard">
      <style:text-properties style:use-window-font-color="true" style:font-name="Arial1" fo:font-size="10pt" officeooo:rsid="00a29079" officeooo:paragraph-rsid="00de807f" fo:background-color="transparent" style:font-size-asian="10pt" style:font-size-complex="10pt"/>
    </style:style>
    <style:style style:name="P44" style:family="paragraph" style:parent-style-name="Standard">
      <style:text-properties style:use-window-font-color="true" style:font-name="Arial1" fo:font-size="10pt" officeooo:rsid="00a0caef" officeooo:paragraph-rsid="008c10c5" fo:background-color="transparent" style:font-size-asian="10pt" style:font-size-complex="10pt"/>
    </style:style>
    <style:style style:name="P45" style:family="paragraph" style:parent-style-name="Standard">
      <style:text-properties style:use-window-font-color="true" style:font-name="Arial1" fo:font-weight="normal" officeooo:rsid="001eed6b" officeooo:paragraph-rsid="00905820" style:font-weight-asian="normal" style:font-weight-complex="normal"/>
    </style:style>
    <style:style style:name="P46" style:family="paragraph" style:parent-style-name="Standard">
      <style:text-properties style:use-window-font-color="true" style:text-outline="false" style:text-line-through-style="none" style:text-line-through-type="none" style:font-name="Arial2" fo:font-size="10pt" fo:font-style="normal" fo:text-shadow="none" style:text-underline-style="none" fo:font-weight="normal" officeooo:rsid="008a0d74" officeooo:paragraph-rsid="007c929e" fo:background-color="transparent" style:font-size-asian="10pt" style:font-style-asian="normal" style:font-weight-asian="normal" style:font-size-complex="10pt" style:font-weight-complex="normal" style:text-emphasize="none"/>
    </style:style>
    <style:style style:name="P47" style:family="paragraph" style:parent-style-name="Standard">
      <style:paragraph-properties fo:text-align="justify" style:justify-single-word="false"/>
      <style:text-properties style:use-window-font-color="true" style:font-name="Arial" fo:font-size="10pt" fo:font-weight="normal" officeooo:rsid="0095e80d" officeooo:paragraph-rsid="00b38a76" style:font-size-asian="10pt" style:font-weight-asian="normal" style:font-size-complex="10pt" style:font-weight-complex="normal"/>
    </style:style>
    <style:style style:name="P48" style:family="paragraph" style:parent-style-name="Standard">
      <style:paragraph-properties fo:text-align="justify" style:justify-single-word="false"/>
      <style:text-properties style:use-window-font-color="true" style:font-name="Arial" fo:font-size="10pt" fo:font-weight="normal" officeooo:rsid="0095e80d" officeooo:paragraph-rsid="00c51315" style:font-size-asian="10pt" style:font-weight-asian="normal" style:font-size-complex="10pt" style:font-weight-complex="normal"/>
    </style:style>
    <style:style style:name="P49" style:family="paragraph" style:parent-style-name="Standard">
      <style:paragraph-properties fo:text-align="justify" style:justify-single-word="false"/>
      <style:text-properties style:use-window-font-color="true" style:font-name="Arial" fo:font-size="10pt" fo:font-weight="normal" officeooo:rsid="0095e80d" officeooo:paragraph-rsid="00f135f9" style:font-size-asian="10pt" style:font-weight-asian="normal" style:font-size-complex="10pt" style:font-weight-complex="normal"/>
    </style:style>
    <style:style style:name="P50" style:family="paragraph" style:parent-style-name="Standard">
      <style:paragraph-properties fo:text-align="justify" style:justify-single-word="false"/>
      <style:text-properties style:use-window-font-color="true" style:font-name="Arial" fo:font-size="10pt" fo:font-weight="normal" officeooo:rsid="00a707a0" officeooo:paragraph-rsid="00a707a0" style:font-size-asian="10pt" style:font-weight-asian="normal" style:font-size-complex="10pt" style:font-weight-complex="normal"/>
    </style:style>
    <style:style style:name="P51" style:family="paragraph" style:parent-style-name="Standard">
      <style:text-properties style:use-window-font-color="true" style:font-name="Arial" fo:font-size="10pt" fo:font-weight="normal" officeooo:rsid="00a707a0" officeooo:paragraph-rsid="00a486bc" style:font-size-asian="10pt" style:font-weight-asian="normal" style:font-size-complex="10pt" style:font-weight-complex="normal"/>
    </style:style>
    <style:style style:name="P52" style:family="paragraph" style:parent-style-name="Standard">
      <style:paragraph-properties fo:text-align="justify" style:justify-single-word="false"/>
      <style:text-properties style:use-window-font-color="true" style:font-name="Arial" fo:font-size="10pt" fo:font-weight="normal" officeooo:rsid="00faed32" officeooo:paragraph-rsid="00faed32" style:font-size-asian="10pt" style:font-weight-asian="normal" style:font-size-complex="10pt" style:font-weight-complex="normal"/>
    </style:style>
    <style:style style:name="P53" style:family="paragraph" style:parent-style-name="Standard">
      <style:paragraph-properties fo:text-align="justify" style:justify-single-word="false"/>
      <style:text-properties style:use-window-font-color="true" style:font-name="Arial" fo:font-size="10pt" fo:font-weight="normal" officeooo:rsid="00974f38" officeooo:paragraph-rsid="00cee587" fo:background-color="transparent" style:font-size-asian="10pt" style:font-weight-asian="normal" style:font-size-complex="10pt" style:font-weight-complex="normal"/>
    </style:style>
    <style:style style:name="P54" style:family="paragraph" style:parent-style-name="Standard">
      <style:paragraph-properties fo:text-align="justify" style:justify-single-word="false"/>
      <style:text-properties style:use-window-font-color="true" style:font-name="Arial" fo:font-size="10pt" fo:font-weight="normal" officeooo:rsid="00974f38" officeooo:paragraph-rsid="00dfd68d" fo:background-color="transparent" style:font-size-asian="10pt" style:font-weight-asian="normal" style:font-size-complex="10pt" style:font-weight-complex="normal"/>
    </style:style>
    <style:style style:name="P55" style:family="paragraph" style:parent-style-name="Standard">
      <style:text-properties style:use-window-font-color="true" style:font-name="Arial" fo:font-size="10pt" fo:font-weight="normal" officeooo:rsid="00974f38" officeooo:paragraph-rsid="00dfd68d" fo:background-color="transparent" style:font-size-asian="10pt" style:font-weight-asian="normal" style:font-size-complex="10pt" style:font-weight-complex="normal"/>
    </style:style>
    <style:style style:name="P56" style:family="paragraph" style:parent-style-name="Standard">
      <style:text-properties style:use-window-font-color="true" style:font-name="Arial" fo:font-size="10pt" fo:font-weight="normal" officeooo:rsid="00974f38" officeooo:paragraph-rsid="008c10c5" fo:background-color="transparent" style:font-size-asian="10pt" style:font-weight-asian="normal" style:font-size-complex="10pt" style:font-weight-complex="normal"/>
    </style:style>
    <style:style style:name="P57" style:family="paragraph" style:parent-style-name="Standard">
      <style:paragraph-properties fo:text-align="justify" style:justify-single-word="false"/>
      <style:text-properties style:use-window-font-color="true" style:font-name="Arial" fo:font-size="10pt" fo:font-weight="normal" officeooo:rsid="0095e80d" officeooo:paragraph-rsid="00dfd68d" fo:background-color="transparent" style:font-size-asian="10pt" style:font-weight-asian="normal" style:font-size-complex="10pt" style:font-weight-complex="normal"/>
    </style:style>
    <style:style style:name="P58" style:family="paragraph" style:parent-style-name="Standard">
      <style:text-properties style:use-window-font-color="true" style:font-name="Arial" fo:font-size="10pt" fo:font-weight="normal" officeooo:rsid="0095e80d" officeooo:paragraph-rsid="0115b288" fo:background-color="transparent" style:font-size-asian="10pt" style:font-weight-asian="normal" style:font-size-complex="10pt" style:font-weight-complex="normal"/>
    </style:style>
    <style:style style:name="P59" style:family="paragraph" style:parent-style-name="Standard">
      <style:paragraph-properties fo:text-align="justify" style:justify-single-word="false"/>
      <style:text-properties style:use-window-font-color="true" style:font-name="Arial" fo:font-size="10pt" fo:font-weight="normal" officeooo:rsid="00a0caef" officeooo:paragraph-rsid="00dfd68d" fo:background-color="transparent" style:font-size-asian="10pt" style:font-weight-asian="normal" style:font-size-complex="10pt" style:font-weight-complex="normal"/>
    </style:style>
    <style:style style:name="P60" style:family="paragraph" style:parent-style-name="Standard">
      <style:paragraph-properties fo:text-align="justify" style:justify-single-word="false"/>
      <style:text-properties style:use-window-font-color="true" style:font-name="Arial" fo:font-size="10pt" fo:font-weight="normal" officeooo:rsid="009aa089" officeooo:paragraph-rsid="00a707a0" fo:background-color="transparent" style:font-size-asian="10pt" style:font-weight-asian="normal" style:font-size-complex="10pt" style:font-weight-complex="normal"/>
    </style:style>
    <style:style style:name="P61" style:family="paragraph" style:parent-style-name="Standard">
      <style:paragraph-properties fo:text-align="justify" style:justify-single-word="false"/>
      <style:text-properties style:use-window-font-color="true" style:font-name="Arial" fo:font-size="10pt" fo:font-weight="normal" officeooo:rsid="00faed32" officeooo:paragraph-rsid="00faed32" fo:background-color="transparent" style:font-size-asian="10pt" style:font-weight-asian="normal" style:font-size-complex="10pt" style:font-weight-complex="normal"/>
    </style:style>
    <style:style style:name="P62" style:family="paragraph" style:parent-style-name="Standard">
      <style:paragraph-properties fo:text-align="justify" style:justify-single-word="false"/>
      <style:text-properties style:font-name="Arial" fo:font-size="10pt" fo:font-weight="normal" officeooo:rsid="0095e80d" officeooo:paragraph-rsid="0095e80d" style:font-size-asian="10pt" style:font-weight-asian="normal" style:font-size-complex="10pt" style:font-weight-complex="normal"/>
    </style:style>
    <style:style style:name="P63" style:family="paragraph" style:parent-style-name="Standard">
      <style:paragraph-properties fo:text-align="justify" style:justify-single-word="false"/>
      <style:text-properties style:font-name="Arial" fo:font-size="10pt" fo:font-weight="normal" officeooo:rsid="0095e80d" officeooo:paragraph-rsid="00974f38" style:font-size-asian="10pt" style:font-weight-asian="normal" style:font-size-complex="10pt" style:font-weight-complex="normal"/>
    </style:style>
    <style:style style:name="P64" style:family="paragraph" style:parent-style-name="Standard">
      <style:paragraph-properties fo:text-align="justify" style:justify-single-word="false"/>
      <style:text-properties style:font-name="Arial" fo:font-size="10pt" fo:font-weight="normal" officeooo:rsid="0095e80d" officeooo:paragraph-rsid="009a60e9" style:font-size-asian="10pt" style:font-weight-asian="normal" style:font-size-complex="10pt" style:font-weight-complex="normal"/>
    </style:style>
    <style:style style:name="P65" style:family="paragraph" style:parent-style-name="Standard">
      <style:paragraph-properties fo:text-align="justify" style:justify-single-word="false"/>
      <style:text-properties style:font-name="Arial" fo:font-size="10pt" fo:font-weight="normal" officeooo:rsid="0095e80d" officeooo:paragraph-rsid="009aa089" style:font-size-asian="10pt" style:font-weight-asian="normal" style:font-size-complex="10pt" style:font-weight-complex="normal"/>
    </style:style>
    <style:style style:name="P66" style:family="paragraph" style:parent-style-name="Standard">
      <style:paragraph-properties fo:text-align="justify" style:justify-single-word="false"/>
      <style:text-properties style:font-name="Arial" fo:font-size="10pt" fo:font-weight="normal" officeooo:rsid="0095e80d" officeooo:paragraph-rsid="009e35d6" style:font-size-asian="10pt" style:font-weight-asian="normal" style:font-size-complex="10pt" style:font-weight-complex="normal"/>
    </style:style>
    <style:style style:name="P67" style:family="paragraph" style:parent-style-name="Standard">
      <style:paragraph-properties fo:text-align="justify" style:justify-single-word="false"/>
      <style:text-properties style:font-name="Arial" fo:font-size="10pt" fo:font-weight="normal" officeooo:rsid="0095e80d" officeooo:paragraph-rsid="00b38a76" style:font-size-asian="10pt" style:font-weight-asian="normal" style:font-size-complex="10pt" style:font-weight-complex="normal"/>
    </style:style>
    <style:style style:name="P68" style:family="paragraph" style:parent-style-name="Standard">
      <style:paragraph-properties fo:text-align="justify" style:justify-single-word="false"/>
      <style:text-properties style:font-name="Arial" fo:font-size="10pt" fo:font-weight="normal" officeooo:rsid="0095e80d" officeooo:paragraph-rsid="00c51315" style:font-size-asian="10pt" style:font-weight-asian="normal" style:font-size-complex="10pt" style:font-weight-complex="normal"/>
    </style:style>
    <style:style style:name="P69" style:family="paragraph" style:parent-style-name="Standard">
      <style:paragraph-properties fo:text-align="justify" style:justify-single-word="false"/>
      <style:text-properties style:font-name="Arial" fo:font-size="10pt" fo:font-weight="normal" officeooo:rsid="0095e80d" officeooo:paragraph-rsid="00c6b3b6" style:font-size-asian="10pt" style:font-weight-asian="normal" style:font-size-complex="10pt" style:font-weight-complex="normal"/>
    </style:style>
    <style:style style:name="P70" style:family="paragraph" style:parent-style-name="Standard">
      <style:paragraph-properties fo:text-align="justify" style:justify-single-word="false"/>
      <style:text-properties style:font-name="Arial" fo:font-size="10pt" fo:font-weight="normal" officeooo:rsid="0095e80d" officeooo:paragraph-rsid="00cadcd8" style:font-size-asian="10pt" style:font-weight-asian="normal" style:font-size-complex="10pt" style:font-weight-complex="normal"/>
    </style:style>
    <style:style style:name="P71" style:family="paragraph" style:parent-style-name="Standard">
      <style:paragraph-properties fo:text-align="justify" style:justify-single-word="false"/>
      <style:text-properties style:font-name="Arial" fo:font-size="10pt" fo:font-weight="normal" officeooo:rsid="0095e80d" officeooo:paragraph-rsid="00d392b4" style:font-size-asian="10pt" style:font-weight-asian="normal" style:font-size-complex="10pt" style:font-weight-complex="normal"/>
    </style:style>
    <style:style style:name="P72" style:family="paragraph" style:parent-style-name="Standard">
      <style:paragraph-properties fo:text-align="justify" style:justify-single-word="false"/>
      <style:text-properties style:font-name="Arial" fo:font-size="10pt" fo:font-weight="normal" officeooo:rsid="0095e80d" officeooo:paragraph-rsid="00de807f" style:font-size-asian="10pt" style:font-weight-asian="normal" style:font-size-complex="10pt" style:font-weight-complex="normal"/>
    </style:style>
    <style:style style:name="P73" style:family="paragraph" style:parent-style-name="Standard">
      <style:paragraph-properties fo:text-align="justify" style:justify-single-word="false"/>
      <style:text-properties style:font-name="Arial" fo:font-size="10pt" fo:font-weight="normal" officeooo:rsid="0095e80d" officeooo:paragraph-rsid="00a707a0" style:font-size-asian="10pt" style:font-weight-asian="normal" style:font-size-complex="10pt" style:font-weight-complex="normal"/>
    </style:style>
    <style:style style:name="P74" style:family="paragraph" style:parent-style-name="Standard">
      <style:paragraph-properties fo:text-align="justify" style:justify-single-word="false"/>
      <style:text-properties style:font-name="Arial" fo:font-size="10pt" fo:font-weight="normal" officeooo:rsid="0095e80d" officeooo:paragraph-rsid="00dfd68d" style:font-size-asian="10pt" style:font-weight-asian="normal" style:font-size-complex="10pt" style:font-weight-complex="normal"/>
    </style:style>
    <style:style style:name="P75" style:family="paragraph" style:parent-style-name="Standard">
      <style:paragraph-properties fo:text-align="justify" style:justify-single-word="false"/>
      <style:text-properties style:font-name="Arial" fo:font-size="10pt" fo:font-weight="normal" officeooo:rsid="0095e80d" officeooo:paragraph-rsid="00d1a57e" style:font-size-asian="10pt" style:font-weight-asian="normal" style:font-size-complex="10pt" style:font-weight-complex="normal"/>
    </style:style>
    <style:style style:name="P76" style:family="paragraph" style:parent-style-name="Standard">
      <style:paragraph-properties fo:text-align="justify" style:justify-single-word="false"/>
      <style:text-properties style:font-name="Arial" fo:font-size="10pt" fo:font-weight="normal" officeooo:rsid="0095e80d" officeooo:paragraph-rsid="00e91068" style:font-size-asian="10pt" style:font-weight-asian="normal" style:font-size-complex="10pt" style:font-weight-complex="normal"/>
    </style:style>
    <style:style style:name="P77" style:family="paragraph" style:parent-style-name="Standard">
      <style:paragraph-properties fo:text-align="justify" style:justify-single-word="false"/>
      <style:text-properties style:font-name="Arial" fo:font-size="10pt" fo:font-weight="normal" officeooo:rsid="0095e80d" officeooo:paragraph-rsid="00ea91dc" style:font-size-asian="10pt" style:font-weight-asian="normal" style:font-size-complex="10pt" style:font-weight-complex="normal"/>
    </style:style>
    <style:style style:name="P78" style:family="paragraph" style:parent-style-name="Standard">
      <style:paragraph-properties fo:text-align="justify" style:justify-single-word="false"/>
      <style:text-properties style:font-name="Arial" fo:font-size="10pt" fo:font-weight="normal" officeooo:rsid="0095e80d" officeooo:paragraph-rsid="00efab76" style:font-size-asian="10pt" style:font-weight-asian="normal" style:font-size-complex="10pt" style:font-weight-complex="normal"/>
    </style:style>
    <style:style style:name="P79" style:family="paragraph" style:parent-style-name="Standard">
      <style:paragraph-properties fo:text-align="justify" style:justify-single-word="false"/>
      <style:text-properties style:font-name="Arial" fo:font-size="10pt" fo:font-weight="normal" officeooo:rsid="0095e80d" officeooo:paragraph-rsid="00f2beb3" style:font-size-asian="10pt" style:font-weight-asian="normal" style:font-size-complex="10pt" style:font-weight-complex="normal"/>
    </style:style>
    <style:style style:name="P80" style:family="paragraph" style:parent-style-name="Standard">
      <style:paragraph-properties fo:text-align="justify" style:justify-single-word="false"/>
      <style:text-properties style:font-name="Arial" fo:font-size="10pt" fo:font-weight="normal" officeooo:rsid="0095e80d" officeooo:paragraph-rsid="00fc9068" style:font-size-asian="10pt" style:font-weight-asian="normal" style:font-size-complex="10pt" style:font-weight-complex="normal"/>
    </style:style>
    <style:style style:name="P81" style:family="paragraph" style:parent-style-name="Standard">
      <style:paragraph-properties fo:text-align="justify" style:justify-single-word="false"/>
      <style:text-properties style:font-name="Arial" fo:font-size="10pt" fo:font-weight="normal" officeooo:rsid="0095e80d" officeooo:paragraph-rsid="00fd799b" style:font-size-asian="10pt" style:font-weight-asian="normal" style:font-size-complex="10pt" style:font-weight-complex="normal"/>
    </style:style>
    <style:style style:name="P82" style:family="paragraph" style:parent-style-name="Standard">
      <style:paragraph-properties fo:text-align="justify" style:justify-single-word="false"/>
      <style:text-properties style:font-name="Arial" fo:font-size="10pt" fo:font-weight="normal" officeooo:rsid="0095e80d" officeooo:paragraph-rsid="010144f5" style:font-size-asian="10pt" style:font-weight-asian="normal" style:font-size-complex="10pt" style:font-weight-complex="normal"/>
    </style:style>
    <style:style style:name="P83" style:family="paragraph" style:parent-style-name="Standard">
      <style:paragraph-properties fo:text-align="justify" style:justify-single-word="false"/>
      <style:text-properties style:font-name="Arial" fo:font-size="10pt" fo:font-weight="normal" officeooo:rsid="0095e80d" officeooo:paragraph-rsid="010da425" style:font-size-asian="10pt" style:font-weight-asian="normal" style:font-size-complex="10pt" style:font-weight-complex="normal"/>
    </style:style>
    <style:style style:name="P84" style:family="paragraph" style:parent-style-name="Standard">
      <style:paragraph-properties fo:text-align="justify" style:justify-single-word="false"/>
      <style:text-properties style:font-name="Arial" fo:font-size="10pt" fo:font-weight="normal" officeooo:rsid="0095e80d" officeooo:paragraph-rsid="011009f9" style:font-size-asian="10pt" style:font-weight-asian="normal" style:font-size-complex="10pt" style:font-weight-complex="normal"/>
    </style:style>
    <style:style style:name="P85" style:family="paragraph" style:parent-style-name="Standard">
      <style:paragraph-properties fo:text-align="justify" style:justify-single-word="false"/>
      <style:text-properties style:font-name="Arial" fo:font-size="10pt" fo:font-weight="normal" officeooo:rsid="0095e80d" officeooo:paragraph-rsid="0111de86" style:font-size-asian="10pt" style:font-weight-asian="normal" style:font-size-complex="10pt" style:font-weight-complex="normal"/>
    </style:style>
    <style:style style:name="P86" style:family="paragraph" style:parent-style-name="Standard">
      <style:paragraph-properties fo:text-align="justify" style:justify-single-word="false"/>
      <style:text-properties style:font-name="Arial" fo:font-size="10pt" fo:font-weight="normal" officeooo:rsid="0095e80d" officeooo:paragraph-rsid="0112849a" style:font-size-asian="10pt" style:font-weight-asian="normal" style:font-size-complex="10pt" style:font-weight-complex="normal"/>
    </style:style>
    <style:style style:name="P87" style:family="paragraph" style:parent-style-name="Standard">
      <style:paragraph-properties fo:text-align="justify" style:justify-single-word="false"/>
      <style:text-properties style:font-name="Arial" fo:font-size="10pt" fo:font-weight="normal" officeooo:rsid="0095e80d" officeooo:paragraph-rsid="0115b288" style:font-size-asian="10pt" style:font-weight-asian="normal" style:font-size-complex="10pt" style:font-weight-complex="normal"/>
    </style:style>
    <style:style style:name="P88" style:family="paragraph" style:parent-style-name="Standard">
      <style:paragraph-properties fo:text-align="justify" style:justify-single-word="false"/>
      <style:text-properties style:font-name="Arial" fo:font-size="10pt" fo:font-weight="normal" officeooo:rsid="0095e80d" officeooo:paragraph-rsid="011832c6" style:font-size-asian="10pt" style:font-weight-asian="normal" style:font-size-complex="10pt" style:font-weight-complex="normal"/>
    </style:style>
    <style:style style:name="P89" style:family="paragraph" style:parent-style-name="Standard">
      <style:paragraph-properties fo:text-align="justify" style:justify-single-word="false"/>
      <style:text-properties style:font-name="Arial" fo:font-size="10pt" fo:font-weight="normal" officeooo:rsid="0082de20" officeooo:paragraph-rsid="0082de20" style:font-size-asian="10pt" style:font-weight-asian="normal" style:font-size-complex="10pt" style:font-weight-complex="normal"/>
    </style:style>
    <style:style style:name="P90" style:family="paragraph" style:parent-style-name="Standard">
      <style:paragraph-properties fo:text-align="justify" style:justify-single-word="false"/>
      <style:text-properties style:font-name="Arial" fo:font-size="10pt" fo:font-weight="normal" officeooo:rsid="00a486bc" officeooo:paragraph-rsid="00a486bc" style:font-size-asian="10pt" style:font-weight-asian="normal" style:font-size-complex="10pt" style:font-weight-complex="normal"/>
    </style:style>
    <style:style style:name="P91" style:family="paragraph" style:parent-style-name="Standard">
      <style:paragraph-properties fo:text-align="justify" style:justify-single-word="false"/>
      <style:text-properties style:font-name="Arial" fo:font-size="10pt" fo:font-weight="normal" officeooo:rsid="00a486bc" officeooo:paragraph-rsid="0119c19e" style:font-size-asian="10pt" style:font-weight-asian="normal" style:font-size-complex="10pt" style:font-weight-complex="normal"/>
    </style:style>
    <style:style style:name="P92" style:family="paragraph" style:parent-style-name="Standard">
      <style:paragraph-properties fo:text-align="justify" style:justify-single-word="false"/>
      <style:text-properties style:font-name="Arial" fo:font-size="10pt" fo:font-weight="normal" officeooo:rsid="0095e80d" officeooo:paragraph-rsid="00974f38" fo:background-color="#bee3d3" style:font-size-asian="10pt" style:font-weight-asian="normal" style:font-size-complex="10pt" style:font-weight-complex="normal"/>
    </style:style>
    <style:style style:name="P93" style:family="paragraph" style:parent-style-name="Standard">
      <style:paragraph-properties fo:text-align="justify" style:justify-single-word="false"/>
      <style:text-properties style:font-name="Arial" fo:font-size="10pt" fo:font-weight="normal" officeooo:rsid="0095e80d" officeooo:paragraph-rsid="00b38a76" fo:background-color="transparent" style:font-size-asian="10pt" style:font-weight-asian="normal" style:font-size-complex="10pt" style:font-weight-complex="normal"/>
    </style:style>
    <style:style style:name="P94" style:family="paragraph" style:parent-style-name="Standard">
      <style:paragraph-properties fo:text-align="justify" style:justify-single-word="false"/>
      <style:text-properties style:font-name="Arial" fo:font-size="10pt" fo:font-weight="normal" officeooo:rsid="0095e80d" officeooo:paragraph-rsid="00ace1b5" fo:background-color="transparent" style:font-size-asian="10pt" style:font-weight-asian="normal" style:font-size-complex="10pt" style:font-weight-complex="normal"/>
    </style:style>
    <style:style style:name="P95" style:family="paragraph" style:parent-style-name="Standard">
      <style:paragraph-properties fo:text-align="justify" style:justify-single-word="false"/>
      <style:text-properties style:font-name="Arial" fo:font-size="10pt" fo:font-weight="normal" officeooo:rsid="0095e80d" officeooo:paragraph-rsid="009aa089" fo:background-color="transparent" style:font-size-asian="10pt" style:font-weight-asian="normal" style:font-size-complex="10pt" style:font-weight-complex="normal"/>
    </style:style>
    <style:style style:name="P96" style:family="paragraph" style:parent-style-name="Standard">
      <style:paragraph-properties fo:text-align="justify" style:justify-single-word="false"/>
      <style:text-properties style:font-name="Arial" fo:font-size="10pt" fo:font-weight="normal" officeooo:rsid="0095e80d" officeooo:paragraph-rsid="00a29079" fo:background-color="transparent" style:font-size-asian="10pt" style:font-weight-asian="normal" style:font-size-complex="10pt" style:font-weight-complex="normal"/>
    </style:style>
    <style:style style:name="P97" style:family="paragraph" style:parent-style-name="Standard">
      <style:paragraph-properties fo:text-align="justify" style:justify-single-word="false"/>
      <style:text-properties style:font-name="Arial" fo:font-size="10pt" fo:font-weight="normal" officeooo:rsid="0095e80d" officeooo:paragraph-rsid="00c51315" fo:background-color="transparent" style:font-size-asian="10pt" style:font-weight-asian="normal" style:font-size-complex="10pt" style:font-weight-complex="normal"/>
    </style:style>
    <style:style style:name="P98" style:family="paragraph" style:parent-style-name="Standard">
      <style:paragraph-properties fo:text-align="justify" style:justify-single-word="false"/>
      <style:text-properties style:font-name="Arial" fo:font-size="10pt" fo:font-weight="normal" officeooo:rsid="0095e80d" officeooo:paragraph-rsid="00974f38" fo:background-color="transparent" style:font-size-asian="10pt" style:font-weight-asian="normal" style:font-size-complex="10pt" style:font-weight-complex="normal"/>
    </style:style>
    <style:style style:name="P99" style:family="paragraph" style:parent-style-name="Standard">
      <style:paragraph-properties fo:text-align="justify" style:justify-single-word="false"/>
      <style:text-properties style:font-name="Arial" fo:font-size="10pt" fo:font-weight="normal" officeooo:rsid="0095e80d" officeooo:paragraph-rsid="00cce099" fo:background-color="transparent" style:font-size-asian="10pt" style:font-weight-asian="normal" style:font-size-complex="10pt" style:font-weight-complex="normal"/>
    </style:style>
    <style:style style:name="P100" style:family="paragraph" style:parent-style-name="Standard">
      <style:paragraph-properties fo:text-align="center" style:justify-single-word="false"/>
      <style:text-properties style:font-name="Arial1" fo:font-size="10pt" fo:font-weight="bold" officeooo:rsid="0007ca86" officeooo:paragraph-rsid="0007ca86" style:font-size-asian="10pt" style:font-weight-asian="bold" style:font-size-complex="10pt" style:font-weight-complex="bold"/>
    </style:style>
    <style:style style:name="P101" style:family="paragraph" style:parent-style-name="Standard">
      <style:paragraph-properties fo:text-align="center" style:justify-single-word="false"/>
      <style:text-properties style:font-name="Arial1" fo:font-size="10pt" fo:font-weight="bold" officeooo:rsid="0007ca86" officeooo:paragraph-rsid="007c929e" style:font-size-asian="10pt" style:font-weight-asian="bold" style:font-size-complex="10pt" style:font-weight-complex="bold"/>
    </style:style>
    <style:style style:name="P102" style:family="paragraph" style:parent-style-name="Standard">
      <style:paragraph-properties fo:text-align="center" style:justify-single-word="false"/>
      <style:text-properties style:font-name="Arial1" fo:font-size="10pt" fo:font-weight="bold" officeooo:rsid="0007ca86" officeooo:paragraph-rsid="00825d4c" style:font-size-asian="10pt" style:font-weight-asian="bold" style:font-size-complex="10pt" style:font-weight-complex="bold"/>
    </style:style>
    <style:style style:name="P103" style:family="paragraph" style:parent-style-name="Standard">
      <style:text-properties style:font-name="Arial1" fo:font-size="10pt" fo:font-weight="bold" officeooo:rsid="00087c3c" officeooo:paragraph-rsid="00087c3c" style:font-size-asian="10pt" style:font-weight-asian="bold" style:font-size-complex="10pt" style:font-weight-complex="bold"/>
    </style:style>
    <style:style style:name="P104" style:family="paragraph" style:parent-style-name="Standard">
      <style:text-properties style:font-name="Arial1" fo:font-size="10pt" fo:font-weight="bold" officeooo:rsid="007e73ab" officeooo:paragraph-rsid="007e73ab" style:font-size-asian="10pt" style:font-weight-asian="bold" style:font-size-complex="10pt" style:font-weight-complex="bold"/>
    </style:style>
    <style:style style:name="P105" style:family="paragraph" style:parent-style-name="Standard">
      <style:paragraph-properties fo:text-align="center" style:justify-single-word="false"/>
      <style:text-properties style:font-name="Arial1" fo:font-size="10pt" fo:font-weight="bold" officeooo:rsid="000a7467" officeooo:paragraph-rsid="00087c3c" style:font-size-asian="10pt" style:font-weight-asian="bold" style:font-size-complex="10pt" style:font-weight-complex="bold"/>
    </style:style>
    <style:style style:name="P106" style:family="paragraph" style:parent-style-name="Standard">
      <style:text-properties style:font-name="Arial1" fo:font-size="10pt" fo:font-weight="normal" officeooo:rsid="0007ca86" officeooo:paragraph-rsid="007c929e" style:font-size-asian="10pt" style:font-weight-asian="normal" style:font-size-complex="10pt" style:font-weight-complex="normal"/>
    </style:style>
    <style:style style:name="P107" style:family="paragraph" style:parent-style-name="Standard">
      <style:text-properties style:font-name="Arial1" fo:font-size="10pt" fo:font-weight="normal" officeooo:rsid="0007ca86" officeooo:paragraph-rsid="0007ca86" style:font-size-asian="10pt" style:font-weight-asian="normal" style:font-size-complex="10pt" style:font-weight-complex="normal"/>
    </style:style>
    <style:style style:name="P108" style:family="paragraph" style:parent-style-name="Standard">
      <style:text-properties style:font-name="Arial1" fo:font-size="10pt" officeooo:rsid="0007ca86" officeooo:paragraph-rsid="00825d4c" style:font-size-asian="10pt" style:font-size-complex="10pt"/>
    </style:style>
    <style:style style:name="P109" style:family="paragraph" style:parent-style-name="Standard">
      <style:text-properties style:font-name="Arial1" fo:font-size="10pt" officeooo:rsid="00087c3c" officeooo:paragraph-rsid="00087c3c" style:font-size-asian="10pt" style:font-size-complex="10pt"/>
    </style:style>
    <style:style style:name="P110" style:family="paragraph" style:parent-style-name="Standard">
      <style:text-properties officeooo:paragraph-rsid="00087c3c"/>
    </style:style>
    <style:style style:name="P111"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7c929e" officeooo:paragraph-rsid="007c929e" fo:background-color="transparent" style:font-size-asian="10pt" style:font-style-asian="normal" style:font-weight-asian="normal" style:font-size-complex="10pt" style:text-emphasize="none"/>
    </style:style>
    <style:style style:name="P112"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825d4c" fo:background-color="transparent" style:font-size-asian="10pt" style:font-size-complex="10pt"/>
    </style:style>
    <style:style style:name="P113"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7c929e" fo:background-color="transparent" style:font-size-asian="10pt" style:font-size-complex="10pt"/>
    </style:style>
    <style:style style:name="P114" style:family="paragraph" style:parent-style-name="Table_20_Contents">
      <style:text-properties style:font-name="Arial1" fo:font-size="10pt" officeooo:paragraph-rsid="007c929e" fo:background-color="transparent" style:font-size-asian="10pt" style:font-size-complex="10pt"/>
    </style:style>
    <style:style style:name="P115" style:family="paragraph" style:parent-style-name="Table_20_Contents">
      <style:text-properties style:font-name="Arial1" fo:font-size="10pt" officeooo:rsid="00825d4c" officeooo:paragraph-rsid="00825d4c" fo:background-color="transparent" style:font-size-asian="10pt" style:font-size-complex="10pt"/>
    </style:style>
    <style:style style:name="P116" style:family="paragraph" style:parent-style-name="Table_20_Contents">
      <style:text-properties style:font-name="Arial1" fo:font-size="10pt" officeooo:rsid="00888dd3" officeooo:paragraph-rsid="00888dd3" fo:background-color="transparent" style:font-size-asian="10pt" style:font-size-complex="10pt"/>
    </style:style>
    <style:style style:name="P117" style:family="paragraph" style:parent-style-name="Table_20_Contents">
      <style:text-properties style:font-name="Arial1" fo:font-size="10pt" officeooo:rsid="00b0477b" officeooo:paragraph-rsid="00b0477b" fo:background-color="transparent" style:font-size-asian="10pt" style:font-size-complex="10pt"/>
    </style:style>
    <style:style style:name="P118"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paragraph-rsid="007c929e" fo:background-color="transparent" style:font-size-asian="10pt" style:font-weight-asian="bold" style:font-size-complex="10pt" style:font-weight-complex="bold"/>
    </style:style>
    <style:style style:name="P119"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rsid="00830f09" officeooo:paragraph-rsid="00830f09" fo:background-color="transparent" style:font-size-asian="10pt" style:font-weight-asian="bold" style:font-size-complex="10pt" style:font-weight-complex="bold"/>
    </style:style>
    <style:style style:name="P120" style:family="paragraph" style:parent-style-name="Footnote">
      <style:text-properties style:font-name="Arial1" fo:font-size="8pt" officeooo:rsid="00826c5e" officeooo:paragraph-rsid="00826c5e" style:font-size-asian="8pt" style:font-size-complex="8pt"/>
    </style:style>
    <style:style style:name="P121" style:family="paragraph" style:parent-style-name="Standard">
      <style:paragraph-properties fo:text-align="center" style:justify-single-word="false" fo:break-before="page"/>
      <style:text-properties style:font-name="Arial1" fo:font-size="10pt" fo:font-weight="normal" officeooo:rsid="0082de20" officeooo:paragraph-rsid="0082de20" style:font-size-asian="10pt" style:font-weight-asian="normal" style:font-size-complex="10pt" style:font-weight-complex="normal"/>
    </style:style>
    <style:style style:name="P122" style:family="paragraph" style:parent-style-name="Standard">
      <style:text-properties style:use-window-font-color="true" style:text-position="0% 100%" style:font-name="Arial1" fo:font-size="10pt" officeooo:rsid="00fc9068" officeooo:paragraph-rsid="00d79ab5" style:font-size-asian="10pt" style:font-size-complex="10pt"/>
    </style:style>
    <style:style style:name="P123" style:family="paragraph" style:parent-style-name="Standard">
      <style:paragraph-properties fo:text-align="justify" style:justify-single-word="false"/>
      <style:text-properties style:font-name="Arial" fo:font-size="10pt" fo:font-style="italic" fo:font-weight="normal" officeooo:rsid="0119c19e" officeooo:paragraph-rsid="0119c19e" style:font-size-asian="10pt" style:font-style-asian="italic" style:font-weight-asian="normal" style:font-size-complex="10pt" style:font-style-complex="italic" style:font-weight-complex="normal"/>
    </style:style>
    <style:style style:name="T1" style:family="text">
      <style:text-properties style:use-window-font-color="true" fo:font-weight="normal" fo:background-color="transparent" loext:char-shading-value="0" style:font-weight-asian="normal" style:font-weight-complex="normal"/>
    </style:style>
    <style:style style:name="T2" style:family="text">
      <style:text-properties style:use-window-font-color="true" fo:font-weight="normal" officeooo:rsid="0082de20" fo:background-color="transparent" loext:char-shading-value="0" style:font-weight-asian="normal" style:font-weight-complex="normal"/>
    </style:style>
    <style:style style:name="T3" style:family="text">
      <style:text-properties style:use-window-font-color="true" style:font-name="Arial1" officeooo:rsid="00a23206"/>
    </style:style>
    <style:style style:name="T4" style:family="text">
      <style:text-properties style:use-window-font-color="true" style:text-position="super 58%" style:font-name="Arial1" officeooo:rsid="00a23206"/>
    </style:style>
    <style:style style:name="T5" style:family="text">
      <style:text-properties style:use-window-font-color="true" officeooo:rsid="00a29079"/>
    </style:style>
    <style:style style:name="T6" style:family="text">
      <style:text-properties officeooo:rsid="00a29079"/>
    </style:style>
    <style:style style:name="T7" style:family="text">
      <style:text-properties officeooo:rsid="00c51315"/>
    </style:style>
    <style:style style:name="T8" style:family="text">
      <style:text-properties fo:background-color="transparent" loext:char-shading-value="0"/>
    </style:style>
    <style:style style:name="T9" style:family="text">
      <style:text-properties officeooo:rsid="00a0caef" fo:background-color="transparent" loext:char-shading-value="0"/>
    </style:style>
    <style:style style:name="T10" style:family="text">
      <style:text-properties officeooo:rsid="00a23206" fo:background-color="transparent" loext:char-shading-value="0"/>
    </style:style>
    <style:style style:name="T11" style:family="text">
      <style:text-properties officeooo:rsid="00a29079" fo:background-color="transparent" loext:char-shading-value="0"/>
    </style:style>
    <style:style style:name="T12" style:family="text">
      <style:text-properties officeooo:rsid="00a486bc" fo:background-color="transparent" loext:char-shading-value="0"/>
    </style:style>
    <style:style style:name="T13" style:family="text">
      <style:text-properties officeooo:rsid="00974f38" fo:background-color="transparent" loext:char-shading-value="0"/>
    </style:style>
    <style:style style:name="T14" style:family="text">
      <style:text-properties officeooo:rsid="0095e80d" fo:background-color="transparent" loext:char-shading-value="0"/>
    </style:style>
    <style:style style:name="T15" style:family="text">
      <style:text-properties officeooo:rsid="009aa089" fo:background-color="transparent" loext:char-shading-value="0"/>
    </style:style>
    <style:style style:name="T16" style:family="text">
      <style:text-properties officeooo:rsid="00b310a9" fo:background-color="transparent" loext:char-shading-value="0"/>
    </style:style>
    <style:style style:name="T17" style:family="text">
      <style:text-properties officeooo:rsid="00c2d55b" fo:background-color="transparent" loext:char-shading-value="0"/>
    </style:style>
    <style:style style:name="T18" style:family="text">
      <style:text-properties officeooo:rsid="00d392b4" fo:background-color="transparent" loext:char-shading-value="0"/>
    </style:style>
    <style:style style:name="T19" style:family="text">
      <style:text-properties officeooo:rsid="00dec797" fo:background-color="transparent" loext:char-shading-value="0"/>
    </style:style>
    <style:style style:name="T20" style:family="text">
      <style:text-properties officeooo:rsid="00f135f9" fo:background-color="transparent" loext:char-shading-value="0"/>
    </style:style>
    <style:style style:name="T21" style:family="text">
      <style:text-properties officeooo:rsid="010caf21" fo:background-color="transparent" loext:char-shading-value="0"/>
    </style:style>
    <style:style style:name="T22" style:family="text">
      <style:text-properties officeooo:rsid="011009f9" fo:background-color="transparent" loext:char-shading-value="0"/>
    </style:style>
    <style:style style:name="T23" style:family="text">
      <style:text-properties officeooo:rsid="011832c6" fo:background-color="transparent" loext:char-shading-value="0"/>
    </style:style>
    <style:style style:name="T24" style:family="text">
      <style:text-properties fo:font-weight="normal" style:font-weight-asian="normal" style:font-weight-complex="normal"/>
    </style:style>
    <style:style style:name="T25" style:family="text">
      <style:text-properties fo:font-weight="normal" officeooo:rsid="004715f6" style:font-weight-asian="normal" style:font-weight-complex="normal"/>
    </style:style>
    <style:style style:name="T26" style:family="text">
      <style:text-properties fo:font-weight="normal" officeooo:rsid="0007ca86" style:font-weight-asian="normal" style:font-weight-complex="normal"/>
    </style:style>
    <style:style style:name="T27" style:family="text">
      <style:text-properties fo:font-weight="normal" officeooo:rsid="00b5a5d6" style:font-weight-asian="normal" style:font-weight-complex="normal"/>
    </style:style>
    <style:style style:name="T28" style:family="text">
      <style:text-properties fo:font-weight="normal" officeooo:rsid="01068c65" style:font-weight-asian="normal" style:font-weight-complex="normal"/>
    </style:style>
    <style:style style:name="T29" style:family="text">
      <style:text-properties style:font-name="Arial"/>
    </style:style>
    <style:style style:name="T30" style:family="text">
      <style:text-properties style:font-name="Arial" officeooo:rsid="00a29079"/>
    </style:style>
    <style:style style:name="T31" style:family="text">
      <style:text-properties style:font-name="Arial" officeooo:rsid="00a486bc"/>
    </style:style>
    <style:style style:name="T32" style:family="text">
      <style:text-properties style:font-name="Arial" officeooo:rsid="00c14248"/>
    </style:style>
    <style:style style:name="T33" style:family="text">
      <style:text-properties style:font-name="Arial" officeooo:rsid="00cee587"/>
    </style:style>
    <style:style style:name="T34" style:family="text">
      <style:text-properties style:font-name="Arial" officeooo:rsid="00e91068"/>
    </style:style>
    <style:style style:name="T35" style:family="text">
      <style:text-properties style:font-name="Arial" officeooo:rsid="00edfb5b"/>
    </style:style>
    <style:style style:name="T36" style:family="text">
      <style:text-properties style:font-name="Arial" officeooo:rsid="01046078"/>
    </style:style>
    <style:style style:name="T37" style:family="text">
      <style:text-properties officeooo:rsid="0084e411"/>
    </style:style>
    <style:style style:name="T38" style:family="text">
      <style:text-properties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text-emphasize="none"/>
    </style:style>
    <style:style style:name="T39" style:family="text">
      <style:text-properties style:text-outline="false" style:text-line-through-style="none" style:text-line-through-type="none" style:font-name="Arial2" fo:font-size="10pt" fo:font-style="normal" fo:text-shadow="none" style:text-underline-style="none" fo:font-weight="normal" officeooo:rsid="0007ca86" style:font-size-asian="10pt" style:font-style-asian="normal" style:font-weight-asian="normal" style:font-size-complex="10pt" style:font-weight-complex="normal" style:text-emphasize="none"/>
    </style:style>
    <style:style style:name="T40" style:family="text">
      <style:text-properties officeooo:rsid="000c6bcc"/>
    </style:style>
    <style:style style:name="T41" style:family="text">
      <style:text-properties officeooo:rsid="0007ca86"/>
    </style:style>
    <style:style style:name="T42" style:family="text">
      <style:text-properties officeooo:rsid="000d80b4"/>
    </style:style>
    <style:style style:name="T43" style:family="text">
      <style:text-properties style:font-name="Arial1" fo:font-size="10pt" officeooo:rsid="00087c3c" style:font-size-asian="10pt" style:font-size-complex="10pt"/>
    </style:style>
    <style:style style:name="T44" style:family="text">
      <style:text-properties style:font-name="Arial1" fo:font-size="10pt" fo:font-weight="normal" officeooo:rsid="0007ca86" style:font-size-asian="10pt" style:font-weight-asian="normal" style:font-size-complex="10pt" style:font-weight-complex="normal"/>
    </style:style>
    <style:style style:name="T45" style:family="text">
      <style:text-properties style:font-name="Arial1" officeooo:rsid="00a23206"/>
    </style:style>
    <style:style style:name="T46" style:family="text">
      <style:text-properties style:font-name="Arial1" officeooo:rsid="010caf21"/>
    </style:style>
    <style:style style:name="T47" style:family="text">
      <style:text-properties style:font-name="Arial1" officeooo:rsid="010da425"/>
    </style:style>
    <style:style style:name="T48" style:family="text">
      <style:text-properties style:font-name="Arial1" officeooo:rsid="0110d1f7"/>
    </style:style>
    <style:style style:name="T49" style:family="text">
      <style:text-properties style:font-name="Arial1" officeooo:rsid="0111de86"/>
    </style:style>
    <style:style style:name="T50" style:family="text">
      <style:text-properties style:font-name="Arial1" officeooo:rsid="0112849a"/>
    </style:style>
    <style:style style:name="T51" style:family="text">
      <style:text-properties officeooo:rsid="00905820"/>
    </style:style>
    <style:style style:name="T52" style:family="text">
      <style:text-properties fo:font-size="10pt" fo:background-color="transparent" loext:char-shading-value="0" style:font-size-asian="10pt" style:font-size-complex="10pt"/>
    </style:style>
    <style:style style:name="T53" style:family="text">
      <style:text-properties fo:font-size="10pt" officeooo:rsid="00905820" fo:background-color="transparent" loext:char-shading-value="0" style:font-size-asian="10pt" style:font-size-complex="10pt"/>
    </style:style>
    <style:style style:name="T54" style:family="text">
      <style:text-properties fo:font-size="10pt" officeooo:rsid="00a0caef" fo:background-color="transparent" loext:char-shading-value="0" style:font-size-asian="10pt" style:font-size-complex="10pt"/>
    </style:style>
    <style:style style:name="T55" style:family="text">
      <style:text-properties officeooo:rsid="0096d3bf"/>
    </style:style>
    <style:style style:name="T56" style:family="text">
      <style:text-properties officeooo:rsid="00974f38"/>
    </style:style>
    <style:style style:name="T57" style:family="text">
      <style:text-properties officeooo:rsid="00976b1d"/>
    </style:style>
    <style:style style:name="T58" style:family="text">
      <style:text-properties officeooo:rsid="00982149"/>
    </style:style>
    <style:style style:name="T59" style:family="text">
      <style:text-properties officeooo:rsid="0098c4c4"/>
    </style:style>
    <style:style style:name="T60" style:family="text">
      <style:text-properties officeooo:rsid="009a60e9"/>
    </style:style>
    <style:style style:name="T61" style:family="text">
      <style:text-properties officeooo:rsid="009aa089"/>
    </style:style>
    <style:style style:name="T62" style:family="text">
      <style:text-properties officeooo:rsid="009e35d6"/>
    </style:style>
    <style:style style:name="T63" style:family="text">
      <style:text-properties officeooo:rsid="009e8a8c"/>
    </style:style>
    <style:style style:name="T64" style:family="text">
      <style:text-properties style:text-position="super 58%" style:font-name="Arial1" officeooo:rsid="00a23206"/>
    </style:style>
    <style:style style:name="T65" style:family="text">
      <style:text-properties officeooo:rsid="00a56718"/>
    </style:style>
    <style:style style:name="T66" style:family="text">
      <style:text-properties officeooo:rsid="00aa8f6c"/>
    </style:style>
    <style:style style:name="T67" style:family="text">
      <style:text-properties officeooo:rsid="00ace1b5"/>
    </style:style>
    <style:style style:name="T68" style:family="text">
      <style:text-properties officeooo:rsid="00af4050"/>
    </style:style>
    <style:style style:name="T69" style:family="text">
      <style:text-properties style:text-position="0% 100%" fo:font-weight="normal" officeooo:rsid="00bd5452" fo:background-color="transparent" loext:char-shading-value="0" style:font-weight-asian="normal" style:font-weight-complex="normal"/>
    </style:style>
    <style:style style:name="T70" style:family="text">
      <style:text-properties style:text-position="0% 100%" fo:font-weight="normal" officeooo:rsid="00de807f" fo:background-color="transparent" loext:char-shading-value="0" style:font-weight-asian="normal" style:font-weight-complex="normal"/>
    </style:style>
    <style:style style:name="T71" style:family="text">
      <style:text-properties style:text-position="0% 100%" fo:font-weight="normal" officeooo:rsid="00bffa87" fo:background-color="transparent" loext:char-shading-value="0" style:font-weight-asian="normal" style:font-weight-complex="normal"/>
    </style:style>
    <style:style style:name="T72" style:family="text">
      <style:text-properties style:text-position="0% 100%" fo:font-weight="normal" officeooo:rsid="010da425" fo:background-color="transparent" loext:char-shading-value="0" style:font-weight-asian="normal" style:font-weight-complex="normal"/>
    </style:style>
    <style:style style:name="T73" style:family="text">
      <style:text-properties style:text-position="0% 100%" fo:font-weight="normal" officeooo:rsid="010e5b8d" fo:background-color="transparent" loext:char-shading-value="0" style:font-weight-asian="normal" style:font-weight-complex="normal"/>
    </style:style>
    <style:style style:name="T74" style:family="text">
      <style:text-properties style:text-position="0% 100%" fo:font-weight="normal" officeooo:rsid="0112849a" fo:background-color="transparent" loext:char-shading-value="0" style:font-weight-asian="normal" style:font-weight-complex="normal"/>
    </style:style>
    <style:style style:name="T75" style:family="text">
      <style:text-properties style:text-position="0% 100%" fo:font-weight="normal" officeooo:rsid="0113ce81" fo:background-color="transparent" loext:char-shading-value="0" style:font-weight-asian="normal" style:font-weight-complex="normal"/>
    </style:style>
    <style:style style:name="T76" style:family="text">
      <style:text-properties style:text-position="0% 100%" fo:font-weight="normal" officeooo:rsid="01162a3b" fo:background-color="transparent" loext:char-shading-value="0" style:font-weight-asian="normal" style:font-weight-complex="normal"/>
    </style:style>
    <style:style style:name="T77" style:family="text">
      <style:text-properties officeooo:rsid="00b38a76"/>
    </style:style>
    <style:style style:name="T78" style:family="text">
      <style:text-properties officeooo:rsid="00bd5452"/>
    </style:style>
    <style:style style:name="T79" style:family="text">
      <style:text-properties officeooo:rsid="00bffa87"/>
    </style:style>
    <style:style style:name="T80" style:family="text">
      <style:text-properties officeooo:rsid="00cee587"/>
    </style:style>
    <style:style style:name="T81" style:family="text">
      <style:text-properties officeooo:rsid="00d392b4"/>
    </style:style>
    <style:style style:name="T82" style:family="text">
      <style:text-properties officeooo:rsid="00de807f"/>
    </style:style>
    <style:style style:name="T83" style:family="text">
      <style:text-properties officeooo:rsid="00dfd68d"/>
    </style:style>
    <style:style style:name="T84" style:family="text">
      <style:text-properties officeooo:rsid="00ea91dc"/>
    </style:style>
    <style:style style:name="T85" style:family="text">
      <style:text-properties officeooo:rsid="00ec2b87"/>
    </style:style>
    <style:style style:name="T86" style:family="text">
      <style:text-properties officeooo:rsid="00efab76"/>
    </style:style>
    <style:style style:name="T87" style:family="text">
      <style:text-properties officeooo:rsid="00fc9068"/>
    </style:style>
    <style:style style:name="T88" style:family="text">
      <style:text-properties officeooo:rsid="00fd799b"/>
    </style:style>
    <style:style style:name="T89" style:family="text">
      <style:text-properties officeooo:rsid="010144f5"/>
    </style:style>
    <style:style style:name="T90" style:family="text">
      <style:text-properties officeooo:rsid="01068c65"/>
    </style:style>
    <style:style style:name="T91" style:family="text">
      <style:text-properties officeooo:rsid="0106f679"/>
    </style:style>
    <style:style style:name="T92" style:family="text">
      <style:text-properties officeooo:rsid="01080701"/>
    </style:style>
    <style:style style:name="T93" style:family="text">
      <style:text-properties officeooo:rsid="01085553"/>
    </style:style>
    <style:style style:name="T94" style:family="text">
      <style:text-properties officeooo:rsid="0109b127"/>
    </style:style>
    <style:style style:name="T95" style:family="text">
      <style:text-properties officeooo:rsid="010b8d49"/>
    </style:style>
    <style:style style:name="T96" style:family="text">
      <style:text-properties officeooo:rsid="010caf21"/>
    </style:style>
    <style:style style:name="T97" style:family="text">
      <style:text-properties officeooo:rsid="011009f9"/>
    </style:style>
    <style:style style:name="T98" style:family="text">
      <style:text-properties officeooo:rsid="011832c6"/>
    </style:style>
    <style:style style:name="T99" style:family="text">
      <style:text-properties officeooo:rsid="0119c19e"/>
    </style:style>
    <style:style style:name="T100" style:family="text">
      <style:text-properties fo:font-style="italic" style:font-style-asian="italic" style:font-style-complex="italic"/>
    </style:style>
    <style:style style:name="T101" style:family="text">
      <style:text-properties fo:font-style="italic" officeooo:rsid="0119c19e" style:font-style-asian="italic" style:font-style-complex="italic"/>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fo:background-color="transparent" draw:fill="none" draw:fill-color="#ffffff" dra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PROJET P<text:span text:style-name="T68">acman</text:span></text:p>
      <text:p text:style-name="P102"/>
      <text:p text:style-name="P102"/>
      <text:p text:style-name="P102"><draw:frame draw:style-name="fr1" draw:name="Cadre7" text:anchor-type="paragraph" svg:x="0.034cm" svg:y="0.233cm" svg:width="17.082cm" draw:z-index="1"><draw:text-box fo:min-height="0.79cm"><text:p text:style-name="P105">FICHE DE SPÉCIFICATION DE L’US N° : <text:span text:style-name="T66">1820</text:span></text:p></draw:text-box></draw:frame></text:p>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columns-spanned="4" office:value-type="string">
            <text:p text:style-name="P119">Historique des modifications</text:p>
            <text:p text:style-name="P112"/>
          </table:table-cell>
          <table:covered-table-cell/>
          <table:covered-table-cell/>
          <table:covered-table-cell/>
        </table:table-row>
        <table:table-row>
          <table:table-cell table:style-name="Tableau2.A2" office:value-type="string">
            <text:p text:style-name="P115">version</text:p>
          </table:table-cell>
          <table:table-cell table:style-name="Tableau2.B2" office:value-type="string">
            <text:p text:style-name="P115">Date</text:p>
          </table:table-cell>
          <table:table-cell table:style-name="Tableau2.C2" office:value-type="string">
            <text:p text:style-name="P115">Auteur de la modification</text:p>
          </table:table-cell>
          <table:table-cell table:style-name="Tableau2.D2" office:value-type="string">
            <text:p text:style-name="P115">statut<text:note text:id="ftn1" text:note-class="footnote"><text:note-citation>1</text:note-citation><text:note-body><text:p text:style-name="P120">Les modalités du statut sont : validé EPS, accepté EPI, fini</text:p></text:note-body></text:note></text:p>
          </table:table-cell>
        </table:table-row>
        <table:table-row>
          <table:table-cell table:style-name="Tableau2.A2" office:value-type="string">
            <text:p text:style-name="P115">00</text:p>
          </table:table-cell>
          <table:table-cell table:style-name="Tableau2.B3" office:value-type="string">
            <text:p text:style-name="P116"><text:span text:style-name="T90">11</text:span>/0<text:span text:style-name="T90">3</text:span>/201<text:span text:style-name="T90">9</text:span></text:p>
          </table:table-cell>
          <table:table-cell table:style-name="Tableau2.C3" office:value-type="string">
            <text:p text:style-name="P116">GC</text:p>
          </table:table-cell>
          <table:table-cell table:style-name="Tableau2.D3" office:value-type="string">
            <text:p text:style-name="P117"/>
          </table:table-cell>
        </table:table-row>
        <table:table-row>
          <table:table-cell table:style-name="Tableau2.A2" office:value-type="string">
            <text:p text:style-name="P115">01</text:p>
          </table:table-cell>
          <table:table-cell table:style-name="Tableau2.B4" office:value-type="string">
            <text:p text:style-name="P29"/>
          </table:table-cell>
          <table:table-cell table:style-name="Tableau2.C4" office:value-type="string">
            <text:p text:style-name="P29"/>
          </table:table-cell>
          <table:table-cell table:style-name="Tableau2.D4" office:value-type="string">
            <text:p text:style-name="P29"/>
          </table:table-cell>
        </table:table-row>
      </table:table>
      <text:p text:style-name="P108"><draw:frame draw:style-name="fr1" draw:name="Cadre2" text:anchor-type="paragraph" svg:x="0.018cm" svg:y="0.873cm" svg:width="17.03cm" draw:z-index="0"><draw:text-box fo:min-height="0.79cm"><text:p text:style-name="P110"><text:span text:style-name="T43">FONCTIONNALIT</text:span><text:span text:style-name="T44">É : </text:span><text:span text:style-name="T39">Contr</text:span><text:span text:style-name="T38">ôler le fichier csv dont les données sont à écrire en base de données</text:span></text:p><text:p text:style-name="P31"/></draw:text-box></draw:frame><draw:frame draw:style-name="fr1" draw:name="Cadre8" text:anchor-type="paragraph" svg:x="0.034cm" svg:y="2.207cm" svg:width="17.014cm" draw:z-index="2"><draw:text-box fo:min-height="0.79cm"><text:p text:style-name="P109"><text:span text:style-name="T42">PROFIL</text:span> D'UTILISAT<text:span text:style-name="T42">EURS</text:span> CONCERN<text:span text:style-name="T26">É : </text:span><text:span text:style-name="T28">A</text:span><text:span text:style-name="T27">dministrateur</text:span></text:p></draw:text-box></draw:frame></text:p>
      <table:table table:name="Tableau1" table:style-name="Tableau1">
        <table:table-column table:style-name="Tableau1.A"/>
        <table:table-column table:style-name="Tableau1.B"/>
        <table:table-row>
          <table:table-cell table:style-name="Tableau1.A1" table:number-columns-spanned="2" office:value-type="string">
            <text:p text:style-name="P113"/>
            <text:p text:style-name="P118">Description</text:p>
            <text:p text:style-name="P113"/>
          </table:table-cell>
          <table:covered-table-cell/>
        </table:table-row>
        <table:table-row>
          <table:table-cell table:style-name="Tableau1.A2" office:value-type="string">
            <text:p text:style-name="P114">En tant que</text:p>
          </table:table-cell>
          <table:table-cell table:style-name="Tableau1.B4" office:value-type="string">
            <text:p text:style-name="P116"><text:span text:style-name="T91">administra</text:span>teur</text:p>
          </table:table-cell>
        </table:table-row>
        <table:table-row>
          <table:table-cell table:style-name="Tableau1.A2" office:value-type="string">
            <text:p text:style-name="P114">Je veux</text:p>
          </table:table-cell>
          <table:table-cell table:style-name="Tableau1.B4" office:value-type="string">
            <text:p text:style-name="P111">les données du référentiel commun qui sont dans le fichier csv fasse l’objet d’un contrôle de cohérence par rapport aux règles de gestion du référentiel commun</text:p>
          </table:table-cell>
        </table:table-row>
        <table:table-row>
          <table:table-cell table:style-name="Tableau1.A2" office:value-type="string">
            <text:p text:style-name="P114"><draw:frame draw:style-name="fr2" draw:name="Cadre3" text:anchor-type="paragraph" svg:x="0.007cm" svg:y="4.135cm" svg:width="16.953cm" draw:z-index="5"><draw:text-box fo:min-height="2.738cm"><text:p text:style-name="P103">Liste des r<text:span text:style-name="T40">è</text:span>gles de gestion à appliquer pour cette fonctionnalité<text:span text:style-name="T41"> : </text:span></text:p><text:p text:style-name="P32">Pour que l<text:span text:style-name="T92">e chargement </text:span>du fichier puisse être réalisée, son contenu doit respecter les règles de gestion suivantes :</text:p><text:p text:style-name="P35">0) <text:span text:style-name="T92">Il n’y a pas de ligne de titre mais les colonnes correspondent aux concepts suivants dans l’ordre : code de la dimension, code de la modalité, libellé de la modalité, ordre de la modalité dans le classement par défaut et autant de colonnes supplémentaires qu’il y a de hiérarchies pour la dimension dans leur ordre par défaut (H1 puis H2 etc.) afin d’indiquer le père de la modalité selon la hiérarchie</text:span></text:p><text:p text:style-name="P33"><text:span text:style-name="T87">1</text:span>) <text:span text:style-name="T93">Dans la première colonne figure le code d’une dimension existante (hors DO)</text:span>.</text:p><text:p text:style-name="P122">2) Dans la deuxième colonne figure le code de la modalité appartenant à la dimension correspondante avec les contraintes suivantes :</text:p><text:p text:style-name="P9">- <text:span text:style-name="T94">Le code de la modalité commence nécessairement par le code de sa dimension</text:span></text:p><text:p text:style-name="P9">- <text:span text:style-name="T94">La longueur du code est de 30 caractères maximum</text:span></text:p><text:p text:style-name="P9">- <text:span text:style-name="T94">Le caractère « ; » n’est pas autorisé</text:span></text:p><text:p text:style-name="P11"><text:span text:style-name="T87">3</text:span>) <text:span text:style-name="T87">Dans la troisième colonne figure le libellé de la modalité appartenant à la dimension correspondante avec les contraintes suivantes :</text:span></text:p><text:p text:style-name="P10">- <text:span text:style-name="T94">La longueur du libellé est de 250 caractères maximum y compris blanc</text:span></text:p><text:p text:style-name="P10">- <text:span text:style-name="T94">Le caractère « ; » n’est pas autorisé</text:span></text:p><text:p text:style-name="P12"><text:span text:style-name="T87">4</text:span>) <text:span text:style-name="T87">Dans la quatrième colonne figure l’ordre de la modalité avec les contraintes suivantes :</text:span></text:p><text:p text:style-name="P10">- <text:span text:style-name="T94">La valeur est un entier positif</text:span></text:p><text:p text:style-name="P10">- <text:span text:style-name="T95">Chaque valeur est unique dans la colonne</text:span></text:p><text:p text:style-name="P13"><text:span text:style-name="T87">5</text:span>) <text:span text:style-name="T87">Dans la ou les colonnes suivantes figurent les pères des modalités selon chacune des hiérarchies de la dimension concernée :</text:span></text:p><text:p text:style-name="P10">- <text:span text:style-name="T94">La valeur est « - » si la modalité n’a pas de père</text:span></text:p><text:p text:style-name="P10">- <text:span text:style-name="T95">Si la modalité a un père (valeur &lt;&gt; «  - », le code du père à indiquer doit figurer dans la liste des codes des modalités de la deuxième colonne de la dimension et doit être différent de la modalité elle-même</text:span></text:p><text:p text:style-name="P34"><text:span text:style-name="T87">6</text:span>) <text:span text:style-name="T95">Les modalités dont les valeurs sont calculées par règle ne font pas partie des modalités qui peuvent être chargées par le fichier (opération de maintenance). Aucun contrôle ne peut être mis en place pour s’assurer qu’une modalité qui n’a pas de père n’est pas une modalité dont la valeur est calculée par règle.</text:span></text:p><text:p text:style-name="P36"/></draw:text-box></draw:frame><draw:frame draw:style-name="fr2" draw:name="Cadre4" text:anchor-type="paragraph" svg:x="-0.072cm" svg:y="1.058cm" svg:width="16.923cm" draw:z-index="3"><draw:text-box fo:min-height="2.046cm"><text:p text:style-name="P109"><text:span text:style-name="T24">Pré-requis à la mise en œuvre de la fonctionnalité</text:span><text:span text:style-name="T26"> : </text:span></text:p><text:p text:style-name="P28">Avoir choisi <text:span text:style-name="T91">de</text:span> <text:span text:style-name="T63">lancer le chargement du fichier choisi </text:span>(US n°<text:span text:style-name="T66">1781</text:span>)</text:p></draw:text-box></draw:frame>Afin de/<text:span text:style-name="T37">que</text:span></text:p>
          </table:table-cell>
          <table:table-cell table:style-name="Tableau1.B4" office:value-type="string">
            <text:p text:style-name="P46">les données du référentiel commun puissent être écrites en base de données</text:p>
          </table:table-cell>
        </table:table-row>
      </table:table>
      <text:p text:style-name="P106"/>
      <text:p text:style-name="P107"/>
      <text:p text:style-name="P101">SPÉCIFICATIONS DÉTAILLÉES</text:p>
      <text:p text:style-name="P107"><draw:frame draw:style-name="fr2" draw:name="Cadre5" text:anchor-type="paragraph" svg:x="0.162cm" svg:y="0.113cm" svg:width="16.974cm" draw:z-index="4"><draw:text-box fo:min-height="14.97cm"><text:p text:style-name="P103">Description de la fonctionnalité : <text:span text:style-name="T25">cf. exemple d'écran en annexe de la fiche</text:span></text:p><text:p text:style-name="P44"/><text:p text:style-name="P32"><text:span text:style-name="T9">L</text:span><text:span text:style-name="T8">es contrôles à réaliser sont ceux qui correspondent aux règles de gestion indiquées ci-dessus. </text:span><text:span text:style-name="T10">Si toutes les règles de gestion sont respectées, </text:span><text:span text:style-name="T11">l</text:span><text:span text:style-name="T21">a mise à jour du référentiel</text:span><text:span text:style-name="T11"> en base peut commencer sinon, </text:span><text:span text:style-name="T12">les conséquences, en plus de l’absence d’écriture en base, des</text:span><text:span text:style-name="T11"> différents cas </text:span><text:span text:style-name="T12">de non respect des règles de gestion</text:span><text:span text:style-name="T11"> sont les suivants </text:span><text:span text:style-name="T12">lorsque les contrôles sont achevés </text:span><text:span text:style-name="T11">:</text:span></text:p><text:p text:style-name="P41"/><text:p text:style-name="P3"><text:span text:style-name="T82">1) Si, dans la première colonne du fichier, figure une valeur différente du code d’une des dimensions existantes (hors DO),</text:span> <text:span text:style-name="T79">le message suivant s’affiche sous le bouton "Charger" :</text:span></text:p><text:p text:style-name="P72">« Le <text:span text:style-name="T96">référentiel n’ a pas pu être modifié</text:span> »</text:p><text:p text:style-name="P14"><text:span text:style-name="T56">« </text:span><text:span text:style-name="T45">L</text:span><text:span text:style-name="T46">a dimension « XXXX » n’existe pas. »</text:span></text:p><text:p text:style-name="P43"/><text:p text:style-name="P37"><text:span text:style-name="T19">2</text:span><text:span text:style-name="T21">a</text:span><text:span text:style-name="T8">) </text:span><text:span text:style-name="T70">Si, dans la </text:span><text:span text:style-name="T72">deuxième</text:span><text:span text:style-name="T70"> colonne </text:span><text:span text:style-name="T73">du fichier</text:span><text:span text:style-name="T70">, figure une valeur </text:span><text:span text:style-name="T72">dont les deux premiers caractères sont </text:span><text:span text:style-name="T70">différent</text:span><text:span text:style-name="T72">s du code de la dimension correspondante,</text:span><text:span text:style-name="T69"> </text:span><text:span text:style-name="T71">le message suivant s’affiche sous le bouton "Charger" :</text:span></text:p><text:p text:style-name="P83">« Le <text:span text:style-name="T96">référentiel n’ a pas pu être modifié</text:span> »</text:p><text:p text:style-name="P22"><text:span text:style-name="T56">« </text:span><text:span text:style-name="T45">L</text:span><text:span text:style-name="T47">e code de la modalité</text:span><text:span text:style-name="T46"> « XXXX » n</text:span><text:span text:style-name="T47">e commence pas par « DD ».</text:span><text:span text:style-name="T46"> »</text:span></text:p><text:p text:style-name="P42"/><text:p text:style-name="P6"><text:span text:style-name="T97">2b</text:span>) <text:span text:style-name="T82">Si, dans la deuxième colonne du fichier, figure une valeur dont le nombre de caractères dépasse 30, le message suivant s’affiche sous le bouton "Charger" :</text:span></text:p><text:p text:style-name="P84">« Le <text:span text:style-name="T96">référentiel n’ a pas pu être modifié</text:span> »</text:p><text:p text:style-name="P19"><text:span text:style-name="T56">« </text:span><text:span text:style-name="T45">L</text:span><text:span text:style-name="T47">e code de la modalité</text:span><text:span text:style-name="T46"> « XXXX » </text:span><text:span text:style-name="T48">comporte plus de 30 caractères</text:span><text:span text:style-name="T47">.</text:span><text:span text:style-name="T46"> »</text:span></text:p><text:p text:style-name="P42"/><text:p text:style-name="P7"><text:span text:style-name="T97">2c</text:span>) <text:span text:style-name="T82">Si, dans la deuxième colonne du fichier, figure une valeur qui contient le caractère « ; », le message suivant s’affiche sous le bouton "Charger" :</text:span></text:p><text:p text:style-name="P85">« Le <text:span text:style-name="T96">référentiel n’ a pas pu être modifié</text:span> »</text:p><text:p text:style-name="P20"><text:span text:style-name="T56">« </text:span><text:span text:style-name="T45">L</text:span><text:span text:style-name="T47">e code de la modalité</text:span><text:span text:style-name="T46"> « XXXX » </text:span><text:span text:style-name="T49">ne doit pas contenir de « ; ».</text:span><text:span text:style-name="T46"> »</text:span></text:p><text:p text:style-name="P55"/><text:p text:style-name="P38"><text:span text:style-name="T22">3a</text:span><text:span text:style-name="T8">) </text:span><text:span text:style-name="T70">Si, dans la </text:span><text:span text:style-name="T74">trois</text:span><text:span text:style-name="T70">ième colonne du fichier, figure une valeur dont le nombre de caractères dépasse </text:span><text:span text:style-name="T74">25</text:span><text:span text:style-name="T70">0, le message suivant s’affiche sous le bouton "Charger" :</text:span></text:p><text:p text:style-name="P86">« Le <text:span text:style-name="T96">référentiel n’ a pas pu être modifié</text:span> »</text:p><text:p text:style-name="P23"><text:span text:style-name="T56">« </text:span><text:span text:style-name="T45">L</text:span><text:span text:style-name="T47">e </text:span><text:span text:style-name="T50">libellé</text:span><text:span text:style-name="T47"> de la modalité</text:span><text:span text:style-name="T46"> « XXXX » </text:span><text:span text:style-name="T48">comporte plus de </text:span><text:span text:style-name="T50">25</text:span><text:span text:style-name="T48">0 caractères</text:span><text:span text:style-name="T47">.</text:span><text:span text:style-name="T46"> »</text:span></text:p><text:p text:style-name="P54"/><text:p text:style-name="P38"><text:span text:style-name="T22">3b</text:span><text:span text:style-name="T8">) </text:span><text:span text:style-name="T70">Si, dans la </text:span><text:span text:style-name="T74">troisi</text:span><text:span text:style-name="T70">ème colonne du fichier, figure une valeur qui contient le caractère « ; », le message suivant s’affiche sous le bouton "Charger" :</text:span></text:p><text:p text:style-name="P86">« Le <text:span text:style-name="T96">référentiel n’ a pas pu être modifié</text:span> »</text:p><text:p text:style-name="P23"><text:span text:style-name="T56">« </text:span><text:span text:style-name="T45">L</text:span><text:span text:style-name="T47">e </text:span><text:span text:style-name="T50">libellé</text:span><text:span text:style-name="T47"> de la modalité</text:span><text:span text:style-name="T46"> « XXXX » </text:span><text:span text:style-name="T49">ne doit pas contenir de « ; ».</text:span><text:span text:style-name="T46"> »</text:span></text:p><text:p text:style-name="P54"/><text:p text:style-name="P39"><text:span text:style-name="T22">4a</text:span><text:span text:style-name="T8">) </text:span><text:span text:style-name="T70">Si, dans la </text:span><text:span text:style-name="T75">quatr</text:span><text:span text:style-name="T74">i</text:span><text:span text:style-name="T70">ème colonne du fichier, figure une valeur qui </text:span><text:span text:style-name="T75">n’est pas un entier positif</text:span><text:span text:style-name="T70">, le message suivant s’affiche sous le bouton "Charger" :</text:span></text:p><text:p text:style-name="P74">« Le fichier n’a pas pu être importé »</text:p><text:p text:style-name="P57"><text:span text:style-name="T56">« L’ordre de la modalité XXXX doit être un entier positif.</text:span><text:span text:style-name="T64"> </text:span><text:span text:style-name="T56"> »</text:span></text:p><text:p text:style-name="P59"/><text:p text:style-name="P40"><text:span text:style-name="T22">4b</text:span><text:span text:style-name="T8">) </text:span><text:span text:style-name="T70">Si, dans la </text:span><text:span text:style-name="T75">quatr</text:span><text:span text:style-name="T74">i</text:span><text:span text:style-name="T70">ème colonne du fichier, figure une valeur qui </text:span><text:span text:style-name="T76">existe déjà par ailleurs dans la colonne</text:span><text:span text:style-name="T70">, le message suivant s’affiche sous le bouton "Charger" :</text:span></text:p><text:p text:style-name="P87">« Le fichier n’a pas pu être importé »</text:p><text:p text:style-name="P58"><text:span text:style-name="T56">« L’ordre de la modalité XXXX est présent au moins deux fois dans le fichier.</text:span><text:span text:style-name="T64"> </text:span><text:span text:style-name="T56"> »</text:span></text:p><text:p text:style-name="P58"/><text:p text:style-name="P8"><text:span text:style-name="T97">5</text:span>) <text:span text:style-name="T82">Si, dans la cinquième colonne (et le cas échéant dans les suivantes) du fichier, figure une valeur différente de « - » ou d’un code de modalité figurant dans la deuxième colonne (hors le code de la modalité de la ligne du fichier), le message suivant s’affiche sous le bouton "Charger" :</text:span></text:p><text:p text:style-name="P88">« Le fichier n’a pas pu être importé »</text:p><text:p text:style-name="P21"><text:span text:style-name="T56">« Le code « XXXX » ne peut pas être le père de la modalité « YYYY ».</text:span><text:span text:style-name="T64"> </text:span><text:span text:style-name="T56"> »</text:span></text:p><text:p text:style-name="P53"/><text:p text:style-name="P51"/></draw:text-box></draw:frame><text:soft-page-break/></text:p>
      <text:p text:style-name="P107"><draw:frame draw:style-name="fr2" draw:name="Cadre1" text:anchor-type="paragraph" svg:x="0.034cm" svg:y="0.048cm" svg:width="16.974cm" draw:z-index="7"><draw:text-box fo:min-height="14.97cm"><text:p text:style-name="P103">Description de la fonctionnalité <text:span text:style-name="T78">(suite)</text:span> : <text:span text:style-name="T25">cf. exemple d'écran en annexe de la fiche</text:span></text:p><text:p text:style-name="P56"/><text:p text:style-name="P50"><text:span text:style-name="T13">S</text:span><text:span text:style-name="T8">i plusieurs anomalies sont détectées, elles sont affichées dans la fenêtre les unes en dessous des autres dans l’ordre où elles ont été détectées, jusqu’à la dixième, le cas échéant. S’il y en a plus, sur la ligne suivante sera indiqué : </text:span><text:span text:style-name="T14">« </text:span><text:span text:style-name="T15">D’autres anomalies ont été détectées dans le fichier ».</text:span></text:p><text:p text:style-name="P60"/><text:p text:style-name="P52"><text:span text:style-name="T15">S</text:span><text:span text:style-name="T8">i au moins une anomalie est détectée dans le fichier, l</text:span><text:span text:style-name="T23">e chargement</text:span><text:span text:style-name="T8"> est rejeté. Le bouton « </text:span><text:span text:style-name="T23">Charge</text:span><text:span text:style-name="T8">r » n’est plus utilisable et le fichier n’est plus sélectionné.</text:span></text:p><text:p text:style-name="P61"/><text:p text:style-name="P61">Si aucune anomalie n’est détectée, l’étape de la <text:span text:style-name="T98">mise à jour du référentiel en base de données commence</text:span>.</text:p></draw:text-box></draw:frame><draw:frame draw:style-name="fr2" draw:name="Cadre6" text:anchor-type="paragraph" svg:x="0.067cm" svg:y="15.513cm" svg:width="16.974cm" draw:z-index="8"><draw:text-box fo:min-height="0.669cm"><text:p text:style-name="P103">Résultat attendu de la fonctionnalité<text:span text:style-name="T41"> : </text:span></text:p><text:p text:style-name="P30">L’<text:span text:style-name="T51">application a vérifié que toutes les données du fichier à importer peuvent être écrites dans la base de données.</text:span></text:p></draw:text-box></draw:frame><draw:frame draw:style-name="fr3" draw:name="Cadre9" text:anchor-type="paragraph" svg:x="0.067cm" svg:y="17.505cm" svg:width="16.974cm" draw:z-index="6"><draw:text-box fo:min-height="0.669cm"><text:p text:style-name="P104"><text:span text:style-name="T41">C</text:span><text:span text:style-name="T8">ritère d’acceptation – Jeux de test </text:span><text:span text:style-name="T1">(</text:span><text:span text:style-name="T2">y c.</text:span><text:span text:style-name="T1"> d</text:span><text:span text:style-name="T2">é</text:span><text:span text:style-name="T1">finition de prêt)</text:span></text:p><text:p text:style-name="P45"><text:span text:style-name="T52">L</text:span><text:span text:style-name="T53">e</text:span><text:span text:style-name="T54">s contrôles du contenu du fichier donnent les résultats attendus pour tous les scénarios correspondant aux jeux de tests</text:span></text:p></draw:text-box></draw:frame><text:soft-page-break/></text:p>
      <text:p text:style-name="P121">ANNEXE DE PR<text:span text:style-name="T29">É</text:span>SENTATION DES DONN<text:span text:style-name="T29">ÉES DE TEST</text:span></text:p>
      <text:p text:style-name="P89"/>
      <text:p text:style-name="P89"/>
      <text:p text:style-name="P90">Le dessin du fichier csv doit être le suivant :</text:p>
      <text:p text:style-name="P90"/>
      <text:p text:style-name="P91">D1Mi; <text:span text:style-name="T99">CMOD</text:span>i; <text:span text:style-name="T99">LMODi</text:span>; <text:span text:style-name="T99">OMOD</text:span>i; <text:span text:style-name="T99">PHIE1</text:span>i<text:span text:style-name="T100">, </text:span><text:span text:style-name="T101">PHIE2</text:span><text:span text:style-name="T100">i...</text:span></text:p>
      <text:p text:style-name="P91">D1Mj; <text:span text:style-name="T99">CMOD</text:span>j; <text:span text:style-name="T99">LMOD</text:span>j; <text:span text:style-name="T99">OMOD</text:span>j; <text:span text:style-name="T99">PHIE1</text:span>rj<text:span text:style-name="T100">, </text:span><text:span text:style-name="T101">PHIE2j…</text:span></text:p>
      <text:p text:style-name="P123"/>
      <text:p text:style-name="P90">avec D<text:span text:style-name="T99">IM</text:span> = dimension, <text:span text:style-name="T99">MOD</text:span> = <text:span text:style-name="T99">modalité, HIE = hiérarchie</text:span></text:p>
      <text:p text:style-name="P90"><text:span text:style-name="T99">C</text:span> = <text:span text:style-name="T99">code, L = libellé, P = père</text:span></text:p>
      <text:p text:style-name="P90">i et j = ligne<text:span text:style-name="T65">s</text:span> du fichier</text:p>
      <text:p text:style-name="P62"/>
      <text:p text:style-name="P62"/>
      <text:p text:style-name="P62"><text:span text:style-name="T85">21</text:span> jeux de tests permettent de vérifier que les spécifications ont bien été prises en compte :</text:p>
      <text:p text:style-name="P62"/>
      <text:p text:style-name="P62">- US1<text:span text:style-name="T77">70</text:span>_test0 :</text:p>
      <text:p text:style-name="P62"/>
      <text:p text:style-name="P62">fichier csv q<text:span text:style-name="T8">ui respecte l</text:span><text:span text:style-name="T18">es règles de gestion</text:span><text:span text:style-name="T8"> =&gt; les données sont acceptées et prêtes à être écrites en base de données.</text:span></text:p>
      <text:p text:style-name="P62"/>
      <text:p text:style-name="P62">- US1<text:span text:style-name="T77">70</text:span>_test1 :</text:p>
      <text:p text:style-name="P62"/>
      <text:p text:style-name="P62">fichier csv dont l‘identifiant d’une des dimensions est erroné (<text:span text:style-name="T59">OT</text:span> au lieu de <text:span text:style-name="T59">OP</text:span>) =&gt; le contrôle doit conclure au rejet du fichier avec les messages suivants successifs qui s’affichent sous le bouton "Importer" : </text:p>
      <text:p text:style-name="P62">« Le fichier n’a pas pu être importé »</text:p>
      <text:p text:style-name="P62">« La dimension « <text:span text:style-name="T59">OT »</text:span> n’existe pas dans le référentiel »</text:p>
      <text:p text:style-name="P78">« La dimension « <text:span text:style-name="T86">OT »</text:span> <text:span text:style-name="T55">n’est pas compatible avec le domaine indiqué (DOTEE) »</text:span></text:p>
      <text:p text:style-name="P79">« La dimension « <text:span text:style-name="T86">OP »</text:span> <text:span text:style-name="T56">est absente du fichier à tort selon le domaine indiqué (DOTEE) »</text:span></text:p>
      <text:p text:style-name="P62"/>
      <text:p text:style-name="P62">- US1<text:span text:style-name="T77">70</text:span>_test2 :</text:p>
      <text:p text:style-name="P62"/>
      <text:p text:style-name="P62">fichier csv dont l‘identifiant d’une des modalités d’une dimension est erroné dans le fichier <text:s/>(BC14 au lieu de BA14 pour la dimension BA) =&gt; le contrôle doit conclure au rejet du fichier avec les messages suivants successifs qui s’affichent sous le bouton "Importer" : </text:p>
      <text:p text:style-name="P62">« Le fichier n’a pas pu être importé »</text:p>
      <text:p text:style-name="P62">« La modalité « BC14 » de la dimension « BA » n’existe pas dans le référentiel »</text:p>
      <text:p text:style-name="P62"/>
      <text:p text:style-name="P62">- US1<text:span text:style-name="T77">70</text:span>_test3 :</text:p>
      <text:p text:style-name="P62"/>
      <text:p text:style-name="P62">fichier csv <text:span text:style-name="T57">dont l’identifiant d’</text:span>une des modalités d’une dimension existe dans le référentiel mais pour une autre dimension (SIS11 au lieu de SPS11) =&gt; le contrôle doit conclure au rejet du fichier avec les messages suivants successifs qui s’affichent sous le bouton "Importer" : </text:p>
      <text:p text:style-name="P62">« Le fichier n’a pas pu être importé »</text:p>
      <text:p text:style-name="P62">« La modalité « SIS11 » de la dimension « SP » n’existe pas dans le référentiel »</text:p>
      <text:p text:style-name="P62"/>
      <text:p text:style-name="P62">- US1<text:span text:style-name="T77">70</text:span>_test4 :</text:p>
      <text:p text:style-name="P62"/>
      <text:p text:style-name="P62">fichier csv dont une des dimensions n’est pas <text:span text:style-name="T55">compatible avec </text:span>le <text:span text:style-name="T55">domaine</text:span> indiqué dans le fichier (PA) =&gt; le contrôle doit conclure au rejet du fichier avec les messages suivants successifs qui s’affichent sous le bouton "Importer" : </text:p>
      <text:p text:style-name="P62">« Le fichier n’a pas pu être importé »</text:p>
      <text:p text:style-name="P62">« La dimension « PA » <text:span text:style-name="T55">n’est pas compatible avec le domaine indiqué (DOTEE) »</text:span></text:p>
      <text:p text:style-name="P62"/>
      <text:p text:style-name="P63">- US1<text:span text:style-name="T77">70</text:span>_test<text:span text:style-name="T56">5</text:span> :</text:p>
      <text:p text:style-name="P63"/>
      <text:p text:style-name="P63">fichier csv dont une des dimensions <text:span text:style-name="T55">compatibles avec </text:span>le <text:span text:style-name="T55">domaine</text:span> indiqué <text:span text:style-name="T56">n’existe pas </text:span>dans le fichier (P<text:span text:style-name="T56">C</text:span>) =&gt; le contrôle doit conclure au rejet du fichier avec les messages suivants successifs qui s’affichent sous le bouton "Importer" : </text:p>
      <text:p text:style-name="P63">« Le fichier n’a pas pu être importé »</text:p>
      <text:p text:style-name="P79">« La dimension « P<text:span text:style-name="T56">C »</text:span> <text:span text:style-name="T56">est absente du fichier à tort selon le domaine indiqué (DOTEE) »</text:span></text:p>
      <text:p text:style-name="P63"/>
      <text:p text:style-name="P98">- US1<text:span text:style-name="T77">70</text:span>_test<text:span text:style-name="T56">6</text:span> :</text:p>
      <text:p text:style-name="P98"/>
      <text:p text:style-name="P98">fichier csv dont une des dimensions <text:span text:style-name="T58">existe deux fois (DA)</text:span> =&gt; le contrôle doit conclure au rejet du fichier avec les messages suivants successifs qui s’affichent sous le bouton "Importer" : </text:p>
      <text:p text:style-name="P98">« Le fichier n’a pas pu être importé »</text:p>
      <text:p text:style-name="P99">« <text:span text:style-name="T5">Au moins une dimension est présente plusieurs fois dans le fichier</text:span><text:span text:style-name="T56"> »</text:span></text:p>
      <text:p text:style-name="P92"/>
      <text:p text:style-name="P63"><text:soft-page-break/>- US1<text:span text:style-name="T77">70</text:span>_test<text:span text:style-name="T56">7</text:span> :</text:p>
      <text:p text:style-name="P63"/>
      <text:p text:style-name="P63">fichier csv <text:span text:style-name="T60">cumulant les 5 anomalies des jeux de test de 1 à 5 (avec la modalité BC2014 sur deux lignes) et auxquelles se rajoutent les 5 anomalies suivantes concernant les modalités qui n’existent pas : ET10 pour ET, VCDIF pour VC, DA2018 pour DA, C0NC pour CO, AENAH_B06Z0 pour AE, et une anomalie consistant <text:s/>à avoir les deux dernières lignes du fichier identique <text:s/></text:span><text:s/>=&gt; le contrôle doit conclure au rejet du fichier avec les messages suivants successifs qui s’affichent sous le bouton "Importer" : </text:p>
      <text:p text:style-name="P63">« Le fichier n’a pas pu être importé »</text:p>
      <text:p text:style-name="P63">« La dimension « OT » n’existe pas dans le référentiel »</text:p>
      <text:p text:style-name="P73">« La dimension « PA » <text:span text:style-name="T55">n’est pas compatible avec le domaine indiqué »</text:span></text:p>
      <text:p text:style-name="P64">« La dimension « P<text:span text:style-name="T56">C »</text:span> <text:span text:style-name="T56">est absente du fichier à tort selon le domaine indiqué »</text:span></text:p>
      <text:p text:style-name="P63">« La modalité « BC14 » de la dimension BA n’existe pas dans le référentiel »</text:p>
      <text:p text:style-name="P63">« La modalité « SIS11 » de la dimension SP n’existe pas dans le référentiel »</text:p>
      <text:p text:style-name="P66">« La modalité « <text:span text:style-name="T62">ET10 »</text:span> de la dimension <text:span text:style-name="T62">ET</text:span> n’existe pas dans le référentiel »</text:p>
      <text:p text:style-name="P66">« La modalité « <text:span text:style-name="T62">VCDIF »</text:span> de la dimension <text:span text:style-name="T62">VC</text:span> n’existe pas dans le référentiel »</text:p>
      <text:p text:style-name="P66">« La modalité « <text:span text:style-name="T62">DA2018 »</text:span> de la dimension <text:span text:style-name="T62">DA</text:span> n’existe pas dans le référentiel »</text:p>
      <text:p text:style-name="P66">« La modalité « <text:span text:style-name="T62">C0NC »</text:span> de la dimension <text:span text:style-name="T62">CO</text:span> n’existe pas dans le référentiel »</text:p>
      <text:p text:style-name="P65">« <text:span text:style-name="T61">D’autres anomalies ont été détectées dans le fichier »</text:span></text:p>
      <text:p text:style-name="P65"/>
      <text:p text:style-name="P67">- US1<text:span text:style-name="T77">70</text:span>_test<text:span text:style-name="T77">8</text:span> :</text:p>
      <text:p text:style-name="P67"/>
      <text:p text:style-name="P67">fichier csv dont <text:span text:style-name="T77">deux lignes sont identiques au sens de la liste des modalités des dimensions (les deux dernières)</text:span> =&gt; le contrôle doit conclure au rejet du fichier avec les messages suivants successifs qui s’affichent sous le bouton "Importer" : </text:p>
      <text:p text:style-name="P67">« Le fichier n’a pas pu être importé »</text:p>
      <text:p text:style-name="P47"><text:span text:style-name="T11">« </text:span><text:span text:style-name="T16">Deux lignes du fichier d’import sont identiques en termes de modalités</text:span><text:span text:style-name="T11"> »</text:span></text:p>
      <text:p text:style-name="P93"/>
      <text:p text:style-name="P94">- US1<text:span text:style-name="T77">70</text:span>_test<text:span text:style-name="T77">9</text:span> :</text:p>
      <text:p text:style-name="P95"/>
      <text:p text:style-name="P94">fichier csv dont une des <text:span text:style-name="T6">valeurs n’est pas numérique (nonnumerique)</text:span> =&gt; le contrôle doit conclure au rejet du fichier avec les messages suivants successifs qui s’affichent sous le bouton "Importer" : </text:p>
      <text:p text:style-name="P94">« Le fichier n’a pas pu être importé »</text:p>
      <text:p text:style-name="P94">« <text:span text:style-name="T83">La valeur nonnumerique n’est pas de type numérique</text:span><text:span text:style-name="T4"> </text:span><text:span text:style-name="T56"> »</text:span></text:p>
      <text:p text:style-name="P95"/>
      <text:p text:style-name="P96">- US1<text:span text:style-name="T77">70</text:span>_test<text:span text:style-name="T77">10</text:span> :</text:p>
      <text:p text:style-name="P96"/>
      <text:p text:style-name="P96">fichier csv dont une des <text:span text:style-name="T6">valeurs dépasse </text:span><text:span text:style-name="T3">10</text:span><text:span text:style-name="T4">9.</text:span> <text:span text:style-name="T6">(3620000000)</text:span> =&gt; le contrôle doit conclure au rejet du fichier avec les messages suivants successifs qui s’affichent sous le bouton "Importer" : </text:p>
      <text:p text:style-name="P96">« Le fichier n’a pas pu être importé »</text:p>
      <text:p text:style-name="P96">« <text:span text:style-name="T83">La valeur 3600000000 dépasse </text:span><text:span text:style-name="T3">10</text:span><text:span text:style-name="T4">9 </text:span><text:span text:style-name="T56">en valeur absolue »</text:span></text:p>
      <text:p text:style-name="P96"/>
      <text:p text:style-name="P96">- US1<text:span text:style-name="T77">70</text:span>_test<text:span text:style-name="T67">11</text:span> :</text:p>
      <text:p text:style-name="P96"/>
      <text:p text:style-name="P96">fichier csv dont une des <text:span text:style-name="T6">valeurs comporte plus de 5 décimales</text:span><text:span text:style-name="T4">.</text:span> <text:span text:style-name="T6">(36,212345)</text:span> =&gt; le contrôle doit conclure au rejet du fichier avec les messages suivants successifs qui s’affichent sous le bouton "Importer" : </text:p>
      <text:p text:style-name="P96">« Le fichier n’a pas pu être importé »</text:p>
      <text:p text:style-name="P96">« <text:span text:style-name="T83">La valeur 36,212345 comporte plus de 5 décimales</text:span><text:span text:style-name="T4"> </text:span><text:span text:style-name="T56"> »</text:span></text:p>
      <text:p text:style-name="P96"/>
      <text:p text:style-name="P97">- US1<text:span text:style-name="T77">70</text:span>_test<text:span text:style-name="T67">12</text:span> :</text:p>
      <text:p text:style-name="P68"/>
      <text:p text:style-name="P68">fichier csv dont <text:span text:style-name="T7">la dimension SI manque dans la ligne de titres</text:span> =&gt; le contrôle doit conclure au rejet du fichier avec les messages suivants successifs qui s’affichent sous le bouton "Importer" : </text:p>
      <text:p text:style-name="P68">« Le fichier n’a pas pu être importé »</text:p>
      <text:p text:style-name="P48"><text:span text:style-name="T13">« </text:span><text:span text:style-name="T17">La </text:span><text:span text:style-name="T20">dimension «  »  n’existe pas dans le référentiel</text:span><text:span text:style-name="T13"> »</text:span></text:p>
      <text:p text:style-name="P49"><text:span text:style-name="T13">« </text:span><text:span text:style-name="T17">La </text:span><text:span text:style-name="T20">dimension «  »  n’est pas compatible avec le domaine indiqué (DOTEE)</text:span><text:span text:style-name="T13"> »</text:span></text:p>
      <text:p text:style-name="P49"><text:span text:style-name="T13">« </text:span><text:span text:style-name="T17">La </text:span><text:span text:style-name="T20">dimension « SI »  est absente à tort selon le domaine indiqué (DOTEE)</text:span><text:span text:style-name="T13"> »</text:span></text:p>
      <text:p text:style-name="P69"/>
      <text:p text:style-name="P69">- US1<text:span text:style-name="T77">70</text:span>_test<text:span text:style-name="T67">13</text:span> :</text:p>
      <text:p text:style-name="P69"/>
      <text:p text:style-name="P69">fichier csv <text:span text:style-name="T80">dont la dernière ligne contient un domaine différent des autres lignes, mais dont les dimensions renseignées sont correctes</text:span> =&gt; le contrôle doit conclure au rejet du fichier avec les messages suivants successifs qui s’affichent sous le bouton "Importer" : </text:p>
      <text:p text:style-name="P69">« Le fichier n’a pas pu être importé »</text:p>
      <text:p text:style-name="P1"><text:span text:style-name="T30">« L’</text:span><text:span text:style-name="T33">importation du fichier ne peut être réalisée que pour un seul domaine</text:span><text:span text:style-name="T30"> »</text:span></text:p>
      <text:p text:style-name="P69"/>
      <text:p text:style-name="P70">- US1<text:span text:style-name="T77">70</text:span>_test<text:span text:style-name="T67">16</text:span> :</text:p>
      <text:p text:style-name="P70"/>
      <text:p text:style-name="P70">fichier csv dont <text:span text:style-name="T7">la dimension DO est absente</text:span> =&gt; le contrôle doit conclure au rejet du fichier avec les <text:soft-page-break/>messages suivants successifs qui s’affichent sous le bouton "Importer" : </text:p>
      <text:p text:style-name="P70">« Le fichier n’a pas pu être importé »</text:p>
      <text:p text:style-name="P2"><text:span text:style-name="T30">« La dimension « </text:span><text:span text:style-name="T31">D</text:span><text:span text:style-name="T35">O »</text:span><text:span text:style-name="T32"> n’est pas présente dans le fichier</text:span><text:span text:style-name="T30"> »</text:span></text:p>
      <text:p text:style-name="P25"/>
      <text:p text:style-name="P75">- US1<text:span text:style-name="T77">70</text:span>_test<text:span text:style-name="T67">17</text:span> :</text:p>
      <text:p text:style-name="P75"/>
      <text:p text:style-name="P75">fichier csv dont <text:span text:style-name="T7">le séparateur est une tabulation au lieu d’un point virgule sur la ligne de titres des dimensions</text:span> =&gt; le contrôle doit conclure au rejet du fichier avec les messages suivants successifs qui s’affichent sous le bouton "Importer" : </text:p>
      <text:p text:style-name="P75">« Le fichier n’a pas pu être importé »</text:p>
      <text:p text:style-name="P15"><text:span text:style-name="T56">« </text:span><text:span text:style-name="T45">Le séparateur du fichier est différent de «;»</text:span><text:span text:style-name="T56"> »</text:span></text:p>
      <text:p text:style-name="P24"/>
      <text:p text:style-name="P71">- US1<text:span text:style-name="T77">70</text:span>_test<text:span text:style-name="T67">18</text:span> :</text:p>
      <text:p text:style-name="P71"/>
      <text:p text:style-name="P71">fichier csv qui respecte le<text:span text:style-name="T81">s règles de gestion (avec des blancs dans la colonne « VAL »)</text:span> =&gt; les données sont acceptées et prêtes à être écrites en base de données.</text:p>
      <text:p text:style-name="P71"/>
      <text:p text:style-name="P76">- US1<text:span text:style-name="T77">70</text:span>_test<text:span text:style-name="T67">19</text:span> :</text:p>
      <text:p text:style-name="P76"/>
      <text:p text:style-name="P76">fichier csv dont <text:span text:style-name="T7">la variable VAL est absente</text:span> =&gt; le contrôle doit conclure au rejet du fichier avec les messages suivants successifs qui s’affichent sous le bouton "Importer" : </text:p>
      <text:p text:style-name="P76">« Le fichier n’a pas pu être importé »</text:p>
      <text:p text:style-name="P4"><text:span text:style-name="T30">« La </text:span><text:span text:style-name="T34">variable « VAL »</text:span><text:span text:style-name="T32"> n’est pas présente dans le fichier</text:span><text:span text:style-name="T30"> »</text:span></text:p>
      <text:p text:style-name="P26"/>
      <text:p text:style-name="P77">- US1<text:span text:style-name="T77">70</text:span>_test<text:span text:style-name="T84">20</text:span> :</text:p>
      <text:p text:style-name="P77"/>
      <text:p text:style-name="P77">fichier csv qui respecte le<text:span text:style-name="T81">s règles de gestion (avec des « . » pour les valeurs de la variable VAL des première et troisième lignes des données)</text:span> =&gt; les données sont acceptées et prêtes à être écrites en base de données.</text:p>
      <text:p text:style-name="P27"/>
      <text:p text:style-name="P80">- US1<text:span text:style-name="T77">70</text:span>_test<text:span text:style-name="T87">21</text:span> :</text:p>
      <text:p text:style-name="P80"/>
      <text:p text:style-name="P16">fichier csv qui respecte le<text:span text:style-name="T81">s règles de gestion avec une variante de la valeur de la première ligne</text:span> =&gt; les données sont acceptées et prêtes à être écrites en base de données <text:span text:style-name="T87">(avec remplacement de l’ancienne valeur par la nouvelle)</text:span>.</text:p>
      <text:p text:style-name="P80"/>
      <text:p text:style-name="P81">- US1<text:span text:style-name="T77">70</text:span>_test<text:span text:style-name="T88">22</text:span> :</text:p>
      <text:p text:style-name="P81"/>
      <text:p text:style-name="P81">fichier csv dont l‘identifiant d’une des dimensions est erroné <text:span text:style-name="T88">du point de vue de la casse</text:span> (<text:span text:style-name="T88">Si</text:span> au lieu de <text:span text:style-name="T88">SI</text:span>) <text:span text:style-name="T88">et la modalité de PC de la première ligne des valeurs est également erroné du point de vue de la casse (PCRp au lieu de PCRP) </text:span><text:s/>=&gt; le contrôle doit conclure au rejet du fichier avec les messages suivants successifs qui s’affichent sous le bouton "Importer" : </text:p>
      <text:p text:style-name="P81">« Le fichier n’a pas pu être importé »</text:p>
      <text:p text:style-name="P81">« La dimension « <text:span text:style-name="T88">Si »</text:span> n’existe pas dans le référentiel »</text:p>
      <text:p text:style-name="P81">« La dimension « <text:span text:style-name="T88">Si »</text:span> <text:span text:style-name="T55">n’est pas compatible avec le domaine indiqué (DOTEE) »</text:span></text:p>
      <text:p text:style-name="P81">« La dimension « <text:span text:style-name="T88">SI »</text:span> <text:span text:style-name="T56">est absente du fichier à tort selon le domaine indiqué (DOTEE) »</text:span></text:p>
      <text:p text:style-name="P17">« La modalité « <text:span text:style-name="T88">PCRp</text:span> » de la dimension « <text:span text:style-name="T88">PC</text:span> » n’existe pas dans le référentiel »</text:p>
      <text:p text:style-name="P17"/>
      <text:p text:style-name="P82">- US1<text:span text:style-name="T77">70</text:span>_test<text:span text:style-name="T88">23</text:span> :</text:p>
      <text:p text:style-name="P82"/>
      <text:p text:style-name="P82">fichier csv dont l‘<text:span text:style-name="T89">une des lignes (la 19ème en tenant compte de l’en-tête des dimensions) est entièrement à blanc </text:span><text:s/>=&gt; le contrôle doit conclure au rejet du fichier avec les messages suivants successifs qui s’affichent sous le bouton "Importer" : </text:p>
      <text:p text:style-name="P18">« Le fichier n’a pas pu être importé »</text:p>
      <text:p text:style-name="P5"><text:span text:style-name="T30">« La dimension « </text:span><text:span text:style-name="T31">D</text:span><text:span text:style-name="T35">O »</text:span><text:span text:style-name="T32"> n’est pas </text:span><text:span text:style-name="T36">renseignée </text:span><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11:26:01.603000000</meta:creation-date>
    <meta:editing-duration>PT11H59M12S</meta:editing-duration>
    <meta:editing-cycles>78</meta:editing-cycles>
    <meta:generator>LibreOffice/5.4.6.2$Windows_X86_64 LibreOffice_project/4014ce260a04f1026ba855d3b8d91541c224eab8</meta:generator>
    <dc:date>2019-03-21T11:39:35.147000000</dc:date>
    <dc:creator>Georges Consalès</dc:creator>
    <meta:document-statistic meta:table-count="2" meta:image-count="0" meta:object-count="0" meta:page-count="6" meta:paragraph-count="183" meta:word-count="2889" meta:character-count="15788" meta:non-whitespace-character-count="13043"/>
  </office:meta>
</office:document-meta>
</file>